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.552cm"/>
    </style:style>
    <style:style style:name="co2" style:family="table-column">
      <style:table-column-properties fo:break-before="auto" style:column-width="5.604cm"/>
    </style:style>
    <style:style style:name="co3" style:family="table-column">
      <style:table-column-properties fo:break-before="auto" style:column-width="6.218cm"/>
    </style:style>
    <style:style style:name="co4" style:family="table-column">
      <style:table-column-properties fo:break-before="auto" style:column-width="1.478cm"/>
    </style:style>
    <style:style style:name="co5" style:family="table-column">
      <style:table-column-properties fo:break-before="auto" style:column-width="4.969cm"/>
    </style:style>
    <style:style style:name="co6" style:family="table-column">
      <style:table-column-properties fo:break-before="auto" style:column-width="1.871cm"/>
    </style:style>
    <style:style style:name="co7" style:family="table-column">
      <style:table-column-properties fo:break-before="auto" style:column-width="2.57cm"/>
    </style:style>
    <style:style style:name="co8" style:family="table-column">
      <style:table-column-properties fo:break-before="auto" style:column-width="3.011cm"/>
    </style:style>
    <style:style style:name="co9" style:family="table-column">
      <style:table-column-properties fo:break-before="auto" style:column-width="1.139cm"/>
    </style:style>
    <style:style style:name="co10" style:family="table-column">
      <style:table-column-properties fo:break-before="auto" style:column-width="1.173cm"/>
    </style:style>
    <style:style style:name="co11" style:family="table-column">
      <style:table-column-properties fo:break-before="auto" style:column-width="9.031cm"/>
    </style:style>
    <style:style style:name="co12" style:family="table-column">
      <style:table-column-properties fo:break-before="auto" style:column-width="14.138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b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number-columns-repeated="3"/>
          <table:table-cell office:value-type="string" calcext:value-type="string">
            <text:p>item_name</text:p>
          </table:table-cell>
          <table:table-cell office:value-type="string" calcext:value-type="string">
            <text:p>item_category</text:p>
          </table:table-cell>
          <table:table-cell table:style-name="Default" office:value-type="string" calcext:value-type="string">
            <text:p>custo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ubtype</text:p>
          </table:table-cell>
          <table:table-cell table:style-name="ce3" office:value-type="string" calcext:value-type="string">
            <text:p>prot_curve_type</text:p>
          </table:table-cell>
          <table:table-cell table:style-name="ce3" office:value-type="string" calcext:value-type="string">
            <text:p>prot_0_curve_typ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pcurve_l</text:p>
          </table:table-cell>
          <table:table-cell office:value-type="string" calcext:value-type="string">
            <text:p>pcurve_g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 Curve</text:p>
          </table:table-cell>
          <table:table-cell table:formula="of:=[.B2] &amp; &quot;A, &quot; &amp; [.C2]" office:value-type="string" office:string-value="6A, B Curve" calcext:value-type="string">
            <text:p>6A, B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2]" office:value-type="string" office:string-value="B Curve" calcext:value-type="string">
            <text:p>B Curve</text:p>
          </table:table-cell>
          <table:table-cell/>
          <table:table-cell table:formula="of:=[.B2]" office:value-type="float" office:value="6" calcext:value-type="float">
            <text:p>6</text:p>
          </table:table-cell>
          <table:table-cell table:formula="of:=[.K2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b.json')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 Curve</text:p>
          </table:table-cell>
          <table:table-cell table:formula="of:=[.B3] &amp; &quot;A, &quot; &amp; [.C3]" office:value-type="string" office:string-value="10A, B Curve" calcext:value-type="string">
            <text:p>10A, B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3]" office:value-type="string" office:string-value="B Curve" calcext:value-type="string">
            <text:p>B Curve</text:p>
          </table:table-cell>
          <table:table-cell/>
          <table:table-cell table:formula="of:=[.B3]" office:value-type="float" office:value="10" calcext:value-type="float">
            <text:p>10</text:p>
          </table:table-cell>
          <table:table-cell table:formula="of:=[.K3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b.json')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B Curve</text:p>
          </table:table-cell>
          <table:table-cell table:formula="of:=[.B4] &amp; &quot;A, &quot; &amp; [.C4]" office:value-type="string" office:string-value="16A, B Curve" calcext:value-type="string">
            <text:p>16A, B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4]" office:value-type="string" office:string-value="B Curve" calcext:value-type="string">
            <text:p>B Curve</text:p>
          </table:table-cell>
          <table:table-cell/>
          <table:table-cell table:formula="of:=[.B4]" office:value-type="float" office:value="16" calcext:value-type="float">
            <text:p>16</text:p>
          </table:table-cell>
          <table:table-cell table:formula="of:=[.K4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b.json')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B Curve</text:p>
          </table:table-cell>
          <table:table-cell table:formula="of:=[.B5] &amp; &quot;A, &quot; &amp; [.C5]" office:value-type="string" office:string-value="20A, B Curve" calcext:value-type="string">
            <text:p>20A, B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5]" office:value-type="string" office:string-value="B Curve" calcext:value-type="string">
            <text:p>B Curve</text:p>
          </table:table-cell>
          <table:table-cell/>
          <table:table-cell table:formula="of:=[.B5]" office:value-type="float" office:value="20" calcext:value-type="float">
            <text:p>20</text:p>
          </table:table-cell>
          <table:table-cell table:formula="of:=[.K5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b.json')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B Curve</text:p>
          </table:table-cell>
          <table:table-cell table:formula="of:=[.B6] &amp; &quot;A, &quot; &amp; [.C6]" office:value-type="string" office:string-value="25A, B Curve" calcext:value-type="string">
            <text:p>25A, B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6]" office:value-type="string" office:string-value="B Curve" calcext:value-type="string">
            <text:p>B Curve</text:p>
          </table:table-cell>
          <table:table-cell/>
          <table:table-cell table:formula="of:=[.B6]" office:value-type="float" office:value="25" calcext:value-type="float">
            <text:p>25</text:p>
          </table:table-cell>
          <table:table-cell table:formula="of:=[.K6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b.json')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B Curve</text:p>
          </table:table-cell>
          <table:table-cell table:formula="of:=[.B7] &amp; &quot;A, &quot; &amp; [.C7]" office:value-type="string" office:string-value="32A, B Curve" calcext:value-type="string">
            <text:p>32A, B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7]" office:value-type="string" office:string-value="B Curve" calcext:value-type="string">
            <text:p>B Curve</text:p>
          </table:table-cell>
          <table:table-cell/>
          <table:table-cell table:formula="of:=[.B7]" office:value-type="float" office:value="32" calcext:value-type="float">
            <text:p>32</text:p>
          </table:table-cell>
          <table:table-cell table:formula="of:=[.K7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b.json')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B Curve</text:p>
          </table:table-cell>
          <table:table-cell table:formula="of:=[.B8] &amp; &quot;A, &quot; &amp; [.C8]" office:value-type="string" office:string-value="40A, B Curve" calcext:value-type="string">
            <text:p>40A, B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8]" office:value-type="string" office:string-value="B Curve" calcext:value-type="string">
            <text:p>B Curve</text:p>
          </table:table-cell>
          <table:table-cell/>
          <table:table-cell table:formula="of:=[.B8]" office:value-type="float" office:value="40" calcext:value-type="float">
            <text:p>40</text:p>
          </table:table-cell>
          <table:table-cell table:formula="of:=[.K8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b.json')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B Curve</text:p>
          </table:table-cell>
          <table:table-cell table:formula="of:=[.B9] &amp; &quot;A, &quot; &amp; [.C9]" office:value-type="string" office:string-value="50A, B Curve" calcext:value-type="string">
            <text:p>50A, B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9]" office:value-type="string" office:string-value="B Curve" calcext:value-type="string">
            <text:p>B Curve</text:p>
          </table:table-cell>
          <table:table-cell/>
          <table:table-cell table:formula="of:=[.B9]" office:value-type="float" office:value="50" calcext:value-type="float">
            <text:p>50</text:p>
          </table:table-cell>
          <table:table-cell table:formula="of:=[.K9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b.json')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B Curve</text:p>
          </table:table-cell>
          <table:table-cell table:formula="of:=[.B10] &amp; &quot;A, &quot; &amp; [.C10]" office:value-type="string" office:string-value="63A, B Curve" calcext:value-type="string">
            <text:p>63A, B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10]" office:value-type="string" office:string-value="B Curve" calcext:value-type="string">
            <text:p>B Curve</text:p>
          </table:table-cell>
          <table:table-cell/>
          <table:table-cell table:formula="of:=[.B10]" office:value-type="float" office:value="63" calcext:value-type="float">
            <text:p>63</text:p>
          </table:table-cell>
          <table:table-cell table:formula="of:=[.K10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b.json')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 Curve</text:p>
          </table:table-cell>
          <table:table-cell table:formula="of:=[.B11] &amp; &quot;A, &quot; &amp; [.C11]" office:value-type="string" office:string-value="6A, C Curve" calcext:value-type="string">
            <text:p>6A, C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11]" office:value-type="string" office:string-value="C Curve" calcext:value-type="string">
            <text:p>C Curve</text:p>
          </table:table-cell>
          <table:table-cell/>
          <table:table-cell table:formula="of:=[.B11]" office:value-type="float" office:value="6" calcext:value-type="float">
            <text:p>6</text:p>
          </table:table-cell>
          <table:table-cell table:formula="of:=[.K11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c.json')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 Curve</text:p>
          </table:table-cell>
          <table:table-cell table:formula="of:=[.B12] &amp; &quot;A, &quot; &amp; [.C12]" office:value-type="string" office:string-value="10A, C Curve" calcext:value-type="string">
            <text:p>10A, C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12]" office:value-type="string" office:string-value="C Curve" calcext:value-type="string">
            <text:p>C Curve</text:p>
          </table:table-cell>
          <table:table-cell/>
          <table:table-cell table:formula="of:=[.B12]" office:value-type="float" office:value="10" calcext:value-type="float">
            <text:p>10</text:p>
          </table:table-cell>
          <table:table-cell table:formula="of:=[.K12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c.json')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 Curve</text:p>
          </table:table-cell>
          <table:table-cell table:formula="of:=[.B13] &amp; &quot;A, &quot; &amp; [.C13]" office:value-type="string" office:string-value="16A, C Curve" calcext:value-type="string">
            <text:p>16A, C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13]" office:value-type="string" office:string-value="C Curve" calcext:value-type="string">
            <text:p>C Curve</text:p>
          </table:table-cell>
          <table:table-cell/>
          <table:table-cell table:formula="of:=[.B13]" office:value-type="float" office:value="16" calcext:value-type="float">
            <text:p>16</text:p>
          </table:table-cell>
          <table:table-cell table:formula="of:=[.K13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c.json')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C Curve</text:p>
          </table:table-cell>
          <table:table-cell table:formula="of:=[.B14] &amp; &quot;A, &quot; &amp; [.C14]" office:value-type="string" office:string-value="20A, C Curve" calcext:value-type="string">
            <text:p>20A, C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14]" office:value-type="string" office:string-value="C Curve" calcext:value-type="string">
            <text:p>C Curve</text:p>
          </table:table-cell>
          <table:table-cell/>
          <table:table-cell table:formula="of:=[.B14]" office:value-type="float" office:value="20" calcext:value-type="float">
            <text:p>20</text:p>
          </table:table-cell>
          <table:table-cell table:formula="of:=[.K14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c.json')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C Curve</text:p>
          </table:table-cell>
          <table:table-cell table:formula="of:=[.B15] &amp; &quot;A, &quot; &amp; [.C15]" office:value-type="string" office:string-value="25A, C Curve" calcext:value-type="string">
            <text:p>25A, C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15]" office:value-type="string" office:string-value="C Curve" calcext:value-type="string">
            <text:p>C Curve</text:p>
          </table:table-cell>
          <table:table-cell/>
          <table:table-cell table:formula="of:=[.B15]" office:value-type="float" office:value="25" calcext:value-type="float">
            <text:p>25</text:p>
          </table:table-cell>
          <table:table-cell table:formula="of:=[.K15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c.json')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 Curve</text:p>
          </table:table-cell>
          <table:table-cell table:formula="of:=[.B16] &amp; &quot;A, &quot; &amp; [.C16]" office:value-type="string" office:string-value="32A, C Curve" calcext:value-type="string">
            <text:p>32A, C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16]" office:value-type="string" office:string-value="C Curve" calcext:value-type="string">
            <text:p>C Curve</text:p>
          </table:table-cell>
          <table:table-cell/>
          <table:table-cell table:formula="of:=[.B16]" office:value-type="float" office:value="32" calcext:value-type="float">
            <text:p>32</text:p>
          </table:table-cell>
          <table:table-cell table:formula="of:=[.K16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c.json')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C Curve</text:p>
          </table:table-cell>
          <table:table-cell table:formula="of:=[.B17] &amp; &quot;A, &quot; &amp; [.C17]" office:value-type="string" office:string-value="40A, C Curve" calcext:value-type="string">
            <text:p>40A, C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17]" office:value-type="string" office:string-value="C Curve" calcext:value-type="string">
            <text:p>C Curve</text:p>
          </table:table-cell>
          <table:table-cell/>
          <table:table-cell table:formula="of:=[.B17]" office:value-type="float" office:value="40" calcext:value-type="float">
            <text:p>40</text:p>
          </table:table-cell>
          <table:table-cell table:formula="of:=[.K17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c.json')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 Curve</text:p>
          </table:table-cell>
          <table:table-cell table:formula="of:=[.B18] &amp; &quot;A, &quot; &amp; [.C18]" office:value-type="string" office:string-value="50A, C Curve" calcext:value-type="string">
            <text:p>50A, C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18]" office:value-type="string" office:string-value="C Curve" calcext:value-type="string">
            <text:p>C Curve</text:p>
          </table:table-cell>
          <table:table-cell/>
          <table:table-cell table:formula="of:=[.B18]" office:value-type="float" office:value="50" calcext:value-type="float">
            <text:p>50</text:p>
          </table:table-cell>
          <table:table-cell table:formula="of:=[.K18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c.json')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C Curve</text:p>
          </table:table-cell>
          <table:table-cell table:formula="of:=[.B19] &amp; &quot;A, &quot; &amp; [.C19]" office:value-type="string" office:string-value="63A, C Curve" calcext:value-type="string">
            <text:p>63A, C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19]" office:value-type="string" office:string-value="C Curve" calcext:value-type="string">
            <text:p>C Curve</text:p>
          </table:table-cell>
          <table:table-cell/>
          <table:table-cell table:formula="of:=[.B19]" office:value-type="float" office:value="63" calcext:value-type="float">
            <text:p>63</text:p>
          </table:table-cell>
          <table:table-cell table:formula="of:=[.K19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c.json')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 Curve</text:p>
          </table:table-cell>
          <table:table-cell table:formula="of:=[.B20] &amp; &quot;A, &quot; &amp; [.C20]" office:value-type="string" office:string-value="6A, D Curve" calcext:value-type="string">
            <text:p>6A, D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20]" office:value-type="string" office:string-value="D Curve" calcext:value-type="string">
            <text:p>D Curve</text:p>
          </table:table-cell>
          <table:table-cell/>
          <table:table-cell table:formula="of:=[.B20]" office:value-type="float" office:value="6" calcext:value-type="float">
            <text:p>6</text:p>
          </table:table-cell>
          <table:table-cell table:formula="of:=[.K20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d.json')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 Curve</text:p>
          </table:table-cell>
          <table:table-cell table:formula="of:=[.B21] &amp; &quot;A, &quot; &amp; [.C21]" office:value-type="string" office:string-value="10A, D Curve" calcext:value-type="string">
            <text:p>10A, D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21]" office:value-type="string" office:string-value="D Curve" calcext:value-type="string">
            <text:p>D Curve</text:p>
          </table:table-cell>
          <table:table-cell/>
          <table:table-cell table:formula="of:=[.B21]" office:value-type="float" office:value="10" calcext:value-type="float">
            <text:p>10</text:p>
          </table:table-cell>
          <table:table-cell table:formula="of:=[.K21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d.json')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D Curve</text:p>
          </table:table-cell>
          <table:table-cell table:formula="of:=[.B22] &amp; &quot;A, &quot; &amp; [.C22]" office:value-type="string" office:string-value="16A, D Curve" calcext:value-type="string">
            <text:p>16A, D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22]" office:value-type="string" office:string-value="D Curve" calcext:value-type="string">
            <text:p>D Curve</text:p>
          </table:table-cell>
          <table:table-cell/>
          <table:table-cell table:formula="of:=[.B22]" office:value-type="float" office:value="16" calcext:value-type="float">
            <text:p>16</text:p>
          </table:table-cell>
          <table:table-cell table:formula="of:=[.K22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d.json')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D Curve</text:p>
          </table:table-cell>
          <table:table-cell table:formula="of:=[.B23] &amp; &quot;A, &quot; &amp; [.C23]" office:value-type="string" office:string-value="20A, D Curve" calcext:value-type="string">
            <text:p>20A, D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23]" office:value-type="string" office:string-value="D Curve" calcext:value-type="string">
            <text:p>D Curve</text:p>
          </table:table-cell>
          <table:table-cell/>
          <table:table-cell table:formula="of:=[.B23]" office:value-type="float" office:value="20" calcext:value-type="float">
            <text:p>20</text:p>
          </table:table-cell>
          <table:table-cell table:formula="of:=[.K23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d.json')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D Curve</text:p>
          </table:table-cell>
          <table:table-cell table:formula="of:=[.B24] &amp; &quot;A, &quot; &amp; [.C24]" office:value-type="string" office:string-value="25A, D Curve" calcext:value-type="string">
            <text:p>25A, D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24]" office:value-type="string" office:string-value="D Curve" calcext:value-type="string">
            <text:p>D Curve</text:p>
          </table:table-cell>
          <table:table-cell/>
          <table:table-cell table:formula="of:=[.B24]" office:value-type="float" office:value="25" calcext:value-type="float">
            <text:p>25</text:p>
          </table:table-cell>
          <table:table-cell table:formula="of:=[.K24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d.json')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D Curve</text:p>
          </table:table-cell>
          <table:table-cell table:formula="of:=[.B25] &amp; &quot;A, &quot; &amp; [.C25]" office:value-type="string" office:string-value="32A, D Curve" calcext:value-type="string">
            <text:p>32A, D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25]" office:value-type="string" office:string-value="D Curve" calcext:value-type="string">
            <text:p>D Curve</text:p>
          </table:table-cell>
          <table:table-cell/>
          <table:table-cell table:formula="of:=[.B25]" office:value-type="float" office:value="32" calcext:value-type="float">
            <text:p>32</text:p>
          </table:table-cell>
          <table:table-cell table:formula="of:=[.K25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d.json')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D Curve</text:p>
          </table:table-cell>
          <table:table-cell table:formula="of:=[.B26] &amp; &quot;A, &quot; &amp; [.C26]" office:value-type="string" office:string-value="40A, D Curve" calcext:value-type="string">
            <text:p>40A, D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26]" office:value-type="string" office:string-value="D Curve" calcext:value-type="string">
            <text:p>D Curve</text:p>
          </table:table-cell>
          <table:table-cell/>
          <table:table-cell table:formula="of:=[.B26]" office:value-type="float" office:value="40" calcext:value-type="float">
            <text:p>40</text:p>
          </table:table-cell>
          <table:table-cell table:formula="of:=[.K26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d.json')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D Curve</text:p>
          </table:table-cell>
          <table:table-cell table:formula="of:=[.B27] &amp; &quot;A, &quot; &amp; [.C27]" office:value-type="string" office:string-value="50A, D Curve" calcext:value-type="string">
            <text:p>50A, D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27]" office:value-type="string" office:string-value="D Curve" calcext:value-type="string">
            <text:p>D Curve</text:p>
          </table:table-cell>
          <table:table-cell/>
          <table:table-cell table:formula="of:=[.B27]" office:value-type="float" office:value="50" calcext:value-type="float">
            <text:p>50</text:p>
          </table:table-cell>
          <table:table-cell table:formula="of:=[.K27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d.json')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D Curve</text:p>
          </table:table-cell>
          <table:table-cell table:formula="of:=[.B28] &amp; &quot;A, &quot; &amp; [.C28]" office:value-type="string" office:string-value="63A, D Curve" calcext:value-type="string">
            <text:p>63A, D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28]" office:value-type="string" office:string-value="D Curve" calcext:value-type="string">
            <text:p>D Curve</text:p>
          </table:table-cell>
          <table:table-cell/>
          <table:table-cell table:formula="of:=[.B28]" office:value-type="float" office:value="63" calcext:value-type="float">
            <text:p>63</text:p>
          </table:table-cell>
          <table:table-cell table:formula="of:=[.K28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d.json')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 Curve</text:p>
          </table:table-cell>
          <table:table-cell table:formula="of:=[.B29] &amp; &quot;A, &quot; &amp; [.C29]" office:value-type="string" office:string-value="6A, B Curve" calcext:value-type="string">
            <text:p>6A, B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29]" office:value-type="string" office:string-value="B Curve" calcext:value-type="string">
            <text:p>B Curve</text:p>
          </table:table-cell>
          <table:table-cell/>
          <table:table-cell table:formula="of:=[.B29]" office:value-type="float" office:value="6" calcext:value-type="float">
            <text:p>6</text:p>
          </table:table-cell>
          <table:table-cell table:formula="of:=[.K29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 Curve</text:p>
          </table:table-cell>
          <table:table-cell table:formula="of:=[.B30] &amp; &quot;A, &quot; &amp; [.C30]" office:value-type="string" office:string-value="10A, B Curve" calcext:value-type="string">
            <text:p>10A, B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30]" office:value-type="string" office:string-value="B Curve" calcext:value-type="string">
            <text:p>B Curve</text:p>
          </table:table-cell>
          <table:table-cell/>
          <table:table-cell table:formula="of:=[.B30]" office:value-type="float" office:value="10" calcext:value-type="float">
            <text:p>10</text:p>
          </table:table-cell>
          <table:table-cell table:formula="of:=[.K30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B Curve</text:p>
          </table:table-cell>
          <table:table-cell table:formula="of:=[.B31] &amp; &quot;A, &quot; &amp; [.C31]" office:value-type="string" office:string-value="16A, B Curve" calcext:value-type="string">
            <text:p>16A, B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31]" office:value-type="string" office:string-value="B Curve" calcext:value-type="string">
            <text:p>B Curve</text:p>
          </table:table-cell>
          <table:table-cell/>
          <table:table-cell table:formula="of:=[.B31]" office:value-type="float" office:value="16" calcext:value-type="float">
            <text:p>16</text:p>
          </table:table-cell>
          <table:table-cell table:formula="of:=[.K31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B Curve</text:p>
          </table:table-cell>
          <table:table-cell table:formula="of:=[.B32] &amp; &quot;A, &quot; &amp; [.C32]" office:value-type="string" office:string-value="20A, B Curve" calcext:value-type="string">
            <text:p>20A, B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32]" office:value-type="string" office:string-value="B Curve" calcext:value-type="string">
            <text:p>B Curve</text:p>
          </table:table-cell>
          <table:table-cell/>
          <table:table-cell table:formula="of:=[.B32]" office:value-type="float" office:value="20" calcext:value-type="float">
            <text:p>20</text:p>
          </table:table-cell>
          <table:table-cell table:formula="of:=[.K32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B Curve</text:p>
          </table:table-cell>
          <table:table-cell table:formula="of:=[.B33] &amp; &quot;A, &quot; &amp; [.C33]" office:value-type="string" office:string-value="25A, B Curve" calcext:value-type="string">
            <text:p>25A, B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33]" office:value-type="string" office:string-value="B Curve" calcext:value-type="string">
            <text:p>B Curve</text:p>
          </table:table-cell>
          <table:table-cell/>
          <table:table-cell table:formula="of:=[.B33]" office:value-type="float" office:value="25" calcext:value-type="float">
            <text:p>25</text:p>
          </table:table-cell>
          <table:table-cell table:formula="of:=[.K33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B Curve</text:p>
          </table:table-cell>
          <table:table-cell table:formula="of:=[.B34] &amp; &quot;A, &quot; &amp; [.C34]" office:value-type="string" office:string-value="32A, B Curve" calcext:value-type="string">
            <text:p>32A, B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34]" office:value-type="string" office:string-value="B Curve" calcext:value-type="string">
            <text:p>B Curve</text:p>
          </table:table-cell>
          <table:table-cell/>
          <table:table-cell table:formula="of:=[.B34]" office:value-type="float" office:value="32" calcext:value-type="float">
            <text:p>32</text:p>
          </table:table-cell>
          <table:table-cell table:formula="of:=[.K34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B Curve</text:p>
          </table:table-cell>
          <table:table-cell table:formula="of:=[.B35] &amp; &quot;A, &quot; &amp; [.C35]" office:value-type="string" office:string-value="40A, B Curve" calcext:value-type="string">
            <text:p>40A, B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35]" office:value-type="string" office:string-value="B Curve" calcext:value-type="string">
            <text:p>B Curve</text:p>
          </table:table-cell>
          <table:table-cell/>
          <table:table-cell table:formula="of:=[.B35]" office:value-type="float" office:value="40" calcext:value-type="float">
            <text:p>40</text:p>
          </table:table-cell>
          <table:table-cell table:formula="of:=[.K35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B Curve</text:p>
          </table:table-cell>
          <table:table-cell table:formula="of:=[.B36] &amp; &quot;A, &quot; &amp; [.C36]" office:value-type="string" office:string-value="50A, B Curve" calcext:value-type="string">
            <text:p>50A, B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36]" office:value-type="string" office:string-value="B Curve" calcext:value-type="string">
            <text:p>B Curve</text:p>
          </table:table-cell>
          <table:table-cell/>
          <table:table-cell table:formula="of:=[.B36]" office:value-type="float" office:value="50" calcext:value-type="float">
            <text:p>50</text:p>
          </table:table-cell>
          <table:table-cell table:formula="of:=[.K36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B Curve</text:p>
          </table:table-cell>
          <table:table-cell table:formula="of:=[.B37] &amp; &quot;A, &quot; &amp; [.C37]" office:value-type="string" office:string-value="63A, B Curve" calcext:value-type="string">
            <text:p>63A, B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37]" office:value-type="string" office:string-value="B Curve" calcext:value-type="string">
            <text:p>B Curve</text:p>
          </table:table-cell>
          <table:table-cell/>
          <table:table-cell table:formula="of:=[.B37]" office:value-type="float" office:value="63" calcext:value-type="float">
            <text:p>63</text:p>
          </table:table-cell>
          <table:table-cell table:formula="of:=[.K37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 Curve</text:p>
          </table:table-cell>
          <table:table-cell table:formula="of:=[.B38] &amp; &quot;A, &quot; &amp; [.C38]" office:value-type="string" office:string-value="6A, C Curve" calcext:value-type="string">
            <text:p>6A, C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38]" office:value-type="string" office:string-value="C Curve" calcext:value-type="string">
            <text:p>C Curve</text:p>
          </table:table-cell>
          <table:table-cell/>
          <table:table-cell table:formula="of:=[.B38]" office:value-type="float" office:value="6" calcext:value-type="float">
            <text:p>6</text:p>
          </table:table-cell>
          <table:table-cell table:formula="of:=[.K38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 Curve</text:p>
          </table:table-cell>
          <table:table-cell table:formula="of:=[.B39] &amp; &quot;A, &quot; &amp; [.C39]" office:value-type="string" office:string-value="10A, C Curve" calcext:value-type="string">
            <text:p>10A, C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39]" office:value-type="string" office:string-value="C Curve" calcext:value-type="string">
            <text:p>C Curve</text:p>
          </table:table-cell>
          <table:table-cell/>
          <table:table-cell table:formula="of:=[.B39]" office:value-type="float" office:value="10" calcext:value-type="float">
            <text:p>10</text:p>
          </table:table-cell>
          <table:table-cell table:formula="of:=[.K39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 Curve</text:p>
          </table:table-cell>
          <table:table-cell table:formula="of:=[.B40] &amp; &quot;A, &quot; &amp; [.C40]" office:value-type="string" office:string-value="16A, C Curve" calcext:value-type="string">
            <text:p>16A, C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40]" office:value-type="string" office:string-value="C Curve" calcext:value-type="string">
            <text:p>C Curve</text:p>
          </table:table-cell>
          <table:table-cell/>
          <table:table-cell table:formula="of:=[.B40]" office:value-type="float" office:value="16" calcext:value-type="float">
            <text:p>16</text:p>
          </table:table-cell>
          <table:table-cell table:formula="of:=[.K40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C Curve</text:p>
          </table:table-cell>
          <table:table-cell table:formula="of:=[.B41] &amp; &quot;A, &quot; &amp; [.C41]" office:value-type="string" office:string-value="20A, C Curve" calcext:value-type="string">
            <text:p>20A, C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41]" office:value-type="string" office:string-value="C Curve" calcext:value-type="string">
            <text:p>C Curve</text:p>
          </table:table-cell>
          <table:table-cell/>
          <table:table-cell table:formula="of:=[.B41]" office:value-type="float" office:value="20" calcext:value-type="float">
            <text:p>20</text:p>
          </table:table-cell>
          <table:table-cell table:formula="of:=[.K41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C Curve</text:p>
          </table:table-cell>
          <table:table-cell table:formula="of:=[.B42] &amp; &quot;A, &quot; &amp; [.C42]" office:value-type="string" office:string-value="25A, C Curve" calcext:value-type="string">
            <text:p>25A, C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42]" office:value-type="string" office:string-value="C Curve" calcext:value-type="string">
            <text:p>C Curve</text:p>
          </table:table-cell>
          <table:table-cell/>
          <table:table-cell table:formula="of:=[.B42]" office:value-type="float" office:value="25" calcext:value-type="float">
            <text:p>25</text:p>
          </table:table-cell>
          <table:table-cell table:formula="of:=[.K42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 Curve</text:p>
          </table:table-cell>
          <table:table-cell table:formula="of:=[.B43] &amp; &quot;A, &quot; &amp; [.C43]" office:value-type="string" office:string-value="32A, C Curve" calcext:value-type="string">
            <text:p>32A, C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43]" office:value-type="string" office:string-value="C Curve" calcext:value-type="string">
            <text:p>C Curve</text:p>
          </table:table-cell>
          <table:table-cell/>
          <table:table-cell table:formula="of:=[.B43]" office:value-type="float" office:value="32" calcext:value-type="float">
            <text:p>32</text:p>
          </table:table-cell>
          <table:table-cell table:formula="of:=[.K43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C Curve</text:p>
          </table:table-cell>
          <table:table-cell table:formula="of:=[.B44] &amp; &quot;A, &quot; &amp; [.C44]" office:value-type="string" office:string-value="40A, C Curve" calcext:value-type="string">
            <text:p>40A, C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44]" office:value-type="string" office:string-value="C Curve" calcext:value-type="string">
            <text:p>C Curve</text:p>
          </table:table-cell>
          <table:table-cell/>
          <table:table-cell table:formula="of:=[.B44]" office:value-type="float" office:value="40" calcext:value-type="float">
            <text:p>40</text:p>
          </table:table-cell>
          <table:table-cell table:formula="of:=[.K44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 Curve</text:p>
          </table:table-cell>
          <table:table-cell table:formula="of:=[.B45] &amp; &quot;A, &quot; &amp; [.C45]" office:value-type="string" office:string-value="50A, C Curve" calcext:value-type="string">
            <text:p>50A, C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45]" office:value-type="string" office:string-value="C Curve" calcext:value-type="string">
            <text:p>C Curve</text:p>
          </table:table-cell>
          <table:table-cell/>
          <table:table-cell table:formula="of:=[.B45]" office:value-type="float" office:value="50" calcext:value-type="float">
            <text:p>50</text:p>
          </table:table-cell>
          <table:table-cell table:formula="of:=[.K45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C Curve</text:p>
          </table:table-cell>
          <table:table-cell table:formula="of:=[.B46] &amp; &quot;A, &quot; &amp; [.C46]" office:value-type="string" office:string-value="63A, C Curve" calcext:value-type="string">
            <text:p>63A, C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46]" office:value-type="string" office:string-value="C Curve" calcext:value-type="string">
            <text:p>C Curve</text:p>
          </table:table-cell>
          <table:table-cell/>
          <table:table-cell table:formula="of:=[.B46]" office:value-type="float" office:value="63" calcext:value-type="float">
            <text:p>63</text:p>
          </table:table-cell>
          <table:table-cell table:formula="of:=[.K46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C Curve</text:p>
          </table:table-cell>
          <table:table-cell table:formula="of:=[.B47] &amp; &quot;A, &quot; &amp; [.C47]" office:value-type="string" office:string-value="80A, C Curve" calcext:value-type="string">
            <text:p>80A, C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47]" office:value-type="string" office:string-value="C Curve" calcext:value-type="string">
            <text:p>C Curve</text:p>
          </table:table-cell>
          <table:table-cell/>
          <table:table-cell table:formula="of:=[.B47]" office:value-type="float" office:value="80" calcext:value-type="float">
            <text:p>80</text:p>
          </table:table-cell>
          <table:table-cell table:formula="of:=[.K47]"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_2.json')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C Curve</text:p>
          </table:table-cell>
          <table:table-cell table:formula="of:=[.B48] &amp; &quot;A, &quot; &amp; [.C48]" office:value-type="string" office:string-value="100A, C Curve" calcext:value-type="string">
            <text:p>100A, C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48]" office:value-type="string" office:string-value="C Curve" calcext:value-type="string">
            <text:p>C Curve</text:p>
          </table:table-cell>
          <table:table-cell/>
          <table:table-cell table:formula="of:=[.B48]" office:value-type="float" office:value="100" calcext:value-type="float">
            <text:p>100</text:p>
          </table:table-cell>
          <table:table-cell table:formula="of:=[.K48]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_2.json')</text:p>
          </table:table-cell>
          <table:table-cell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C Curve</text:p>
          </table:table-cell>
          <table:table-cell table:formula="of:=[.B49] &amp; &quot;A, &quot; &amp; [.C49]" office:value-type="string" office:string-value="125A, C Curve" calcext:value-type="string">
            <text:p>125A, C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49]" office:value-type="string" office:string-value="C Curve" calcext:value-type="string">
            <text:p>C Curve</text:p>
          </table:table-cell>
          <table:table-cell/>
          <table:table-cell table:formula="of:=[.B49]" office:value-type="float" office:value="125" calcext:value-type="float">
            <text:p>125</text:p>
          </table:table-cell>
          <table:table-cell table:formula="of:=[.K49]"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_2.json')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 Curve</text:p>
          </table:table-cell>
          <table:table-cell table:formula="of:=[.B50] &amp; &quot;A, &quot; &amp; [.C50]" office:value-type="string" office:string-value="6A, D Curve" calcext:value-type="string">
            <text:p>6A, D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50]" office:value-type="string" office:string-value="D Curve" calcext:value-type="string">
            <text:p>D Curve</text:p>
          </table:table-cell>
          <table:table-cell/>
          <table:table-cell table:formula="of:=[.B50]" office:value-type="float" office:value="6" calcext:value-type="float">
            <text:p>6</text:p>
          </table:table-cell>
          <table:table-cell table:formula="of:=[.K50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 Curve</text:p>
          </table:table-cell>
          <table:table-cell table:formula="of:=[.B51] &amp; &quot;A, &quot; &amp; [.C51]" office:value-type="string" office:string-value="10A, D Curve" calcext:value-type="string">
            <text:p>10A, D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51]" office:value-type="string" office:string-value="D Curve" calcext:value-type="string">
            <text:p>D Curve</text:p>
          </table:table-cell>
          <table:table-cell/>
          <table:table-cell table:formula="of:=[.B51]" office:value-type="float" office:value="10" calcext:value-type="float">
            <text:p>10</text:p>
          </table:table-cell>
          <table:table-cell table:formula="of:=[.K51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D Curve</text:p>
          </table:table-cell>
          <table:table-cell table:formula="of:=[.B52] &amp; &quot;A, &quot; &amp; [.C52]" office:value-type="string" office:string-value="16A, D Curve" calcext:value-type="string">
            <text:p>16A, D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52]" office:value-type="string" office:string-value="D Curve" calcext:value-type="string">
            <text:p>D Curve</text:p>
          </table:table-cell>
          <table:table-cell/>
          <table:table-cell table:formula="of:=[.B52]" office:value-type="float" office:value="16" calcext:value-type="float">
            <text:p>16</text:p>
          </table:table-cell>
          <table:table-cell table:formula="of:=[.K52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D Curve</text:p>
          </table:table-cell>
          <table:table-cell table:formula="of:=[.B53] &amp; &quot;A, &quot; &amp; [.C53]" office:value-type="string" office:string-value="20A, D Curve" calcext:value-type="string">
            <text:p>20A, D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53]" office:value-type="string" office:string-value="D Curve" calcext:value-type="string">
            <text:p>D Curve</text:p>
          </table:table-cell>
          <table:table-cell/>
          <table:table-cell table:formula="of:=[.B53]" office:value-type="float" office:value="20" calcext:value-type="float">
            <text:p>20</text:p>
          </table:table-cell>
          <table:table-cell table:formula="of:=[.K53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D Curve</text:p>
          </table:table-cell>
          <table:table-cell table:formula="of:=[.B54] &amp; &quot;A, &quot; &amp; [.C54]" office:value-type="string" office:string-value="25A, D Curve" calcext:value-type="string">
            <text:p>25A, D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54]" office:value-type="string" office:string-value="D Curve" calcext:value-type="string">
            <text:p>D Curve</text:p>
          </table:table-cell>
          <table:table-cell/>
          <table:table-cell table:formula="of:=[.B54]" office:value-type="float" office:value="25" calcext:value-type="float">
            <text:p>25</text:p>
          </table:table-cell>
          <table:table-cell table:formula="of:=[.K54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D Curve</text:p>
          </table:table-cell>
          <table:table-cell table:formula="of:=[.B55] &amp; &quot;A, &quot; &amp; [.C55]" office:value-type="string" office:string-value="32A, D Curve" calcext:value-type="string">
            <text:p>32A, D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55]" office:value-type="string" office:string-value="D Curve" calcext:value-type="string">
            <text:p>D Curve</text:p>
          </table:table-cell>
          <table:table-cell/>
          <table:table-cell table:formula="of:=[.B55]" office:value-type="float" office:value="32" calcext:value-type="float">
            <text:p>32</text:p>
          </table:table-cell>
          <table:table-cell table:formula="of:=[.K55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D Curve</text:p>
          </table:table-cell>
          <table:table-cell table:formula="of:=[.B56] &amp; &quot;A, &quot; &amp; [.C56]" office:value-type="string" office:string-value="40A, D Curve" calcext:value-type="string">
            <text:p>40A, D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56]" office:value-type="string" office:string-value="D Curve" calcext:value-type="string">
            <text:p>D Curve</text:p>
          </table:table-cell>
          <table:table-cell/>
          <table:table-cell table:formula="of:=[.B56]" office:value-type="float" office:value="40" calcext:value-type="float">
            <text:p>40</text:p>
          </table:table-cell>
          <table:table-cell table:formula="of:=[.K56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D Curve</text:p>
          </table:table-cell>
          <table:table-cell table:formula="of:=[.B57] &amp; &quot;A, &quot; &amp; [.C57]" office:value-type="string" office:string-value="50A, D Curve" calcext:value-type="string">
            <text:p>50A, D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57]" office:value-type="string" office:string-value="D Curve" calcext:value-type="string">
            <text:p>D Curve</text:p>
          </table:table-cell>
          <table:table-cell/>
          <table:table-cell table:formula="of:=[.B57]" office:value-type="float" office:value="50" calcext:value-type="float">
            <text:p>50</text:p>
          </table:table-cell>
          <table:table-cell table:formula="of:=[.K57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D Curve</text:p>
          </table:table-cell>
          <table:table-cell table:formula="of:=[.B58] &amp; &quot;A, &quot; &amp; [.C58]" office:value-type="string" office:string-value="63A, D Curve" calcext:value-type="string">
            <text:p>63A, D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58]" office:value-type="string" office:string-value="D Curve" calcext:value-type="string">
            <text:p>D Curve</text:p>
          </table:table-cell>
          <table:table-cell/>
          <table:table-cell table:formula="of:=[.B58]" office:value-type="float" office:value="63" calcext:value-type="float">
            <text:p>63</text:p>
          </table:table-cell>
          <table:table-cell table:formula="of:=[.K58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 Curve</text:p>
          </table:table-cell>
          <table:table-cell table:formula="of:=[.B59] &amp; &quot;A, &quot; &amp; [.C59] &amp; &quot;, &quot; &amp; [.A59]" office:value-type="string" office:string-value="6A, B Curve, iC60a" calcext:value-type="string">
            <text:p>6A, B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59]" office:value-type="string" office:string-value="B Curve" calcext:value-type="string">
            <text:p>B Curve</text:p>
          </table:table-cell>
          <table:table-cell/>
          <table:table-cell table:formula="of:=[.B59]" office:value-type="float" office:value="6" calcext:value-type="float">
            <text:p>6</text:p>
          </table:table-cell>
          <table:table-cell table:formula="of:=[.K59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 Curve</text:p>
          </table:table-cell>
          <table:table-cell table:formula="of:=[.B60] &amp; &quot;A, &quot; &amp; [.C60] &amp; &quot;, &quot; &amp; [.A60]" office:value-type="string" office:string-value="10A, B Curve, iC60a" calcext:value-type="string">
            <text:p>10A, B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60]" office:value-type="string" office:string-value="B Curve" calcext:value-type="string">
            <text:p>B Curve</text:p>
          </table:table-cell>
          <table:table-cell/>
          <table:table-cell table:formula="of:=[.B60]" office:value-type="float" office:value="10" calcext:value-type="float">
            <text:p>10</text:p>
          </table:table-cell>
          <table:table-cell table:formula="of:=[.K60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 Curve</text:p>
          </table:table-cell>
          <table:table-cell table:formula="of:=[.B61] &amp; &quot;A, &quot; &amp; [.C61] &amp; &quot;, &quot; &amp; [.A61]" office:value-type="string" office:string-value="16A, B Curve, iC60a" calcext:value-type="string">
            <text:p>16A, B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61]" office:value-type="string" office:string-value="B Curve" calcext:value-type="string">
            <text:p>B Curve</text:p>
          </table:table-cell>
          <table:table-cell/>
          <table:table-cell table:formula="of:=[.B61]" office:value-type="float" office:value="16" calcext:value-type="float">
            <text:p>16</text:p>
          </table:table-cell>
          <table:table-cell table:formula="of:=[.K61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 Curve</text:p>
          </table:table-cell>
          <table:table-cell table:formula="of:=[.B62] &amp; &quot;A, &quot; &amp; [.C62] &amp; &quot;, &quot; &amp; [.A62]" office:value-type="string" office:string-value="20A, B Curve, iC60a" calcext:value-type="string">
            <text:p>20A, B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62]" office:value-type="string" office:string-value="B Curve" calcext:value-type="string">
            <text:p>B Curve</text:p>
          </table:table-cell>
          <table:table-cell/>
          <table:table-cell table:formula="of:=[.B62]" office:value-type="float" office:value="20" calcext:value-type="float">
            <text:p>20</text:p>
          </table:table-cell>
          <table:table-cell table:formula="of:=[.K62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 Curve</text:p>
          </table:table-cell>
          <table:table-cell table:formula="of:=[.B63] &amp; &quot;A, &quot; &amp; [.C63] &amp; &quot;, &quot; &amp; [.A63]" office:value-type="string" office:string-value="25A, B Curve, iC60a" calcext:value-type="string">
            <text:p>25A, B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63]" office:value-type="string" office:string-value="B Curve" calcext:value-type="string">
            <text:p>B Curve</text:p>
          </table:table-cell>
          <table:table-cell/>
          <table:table-cell table:formula="of:=[.B63]" office:value-type="float" office:value="25" calcext:value-type="float">
            <text:p>25</text:p>
          </table:table-cell>
          <table:table-cell table:formula="of:=[.K63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 Curve</text:p>
          </table:table-cell>
          <table:table-cell table:formula="of:=[.B64] &amp; &quot;A, &quot; &amp; [.C64] &amp; &quot;, &quot; &amp; [.A64]" office:value-type="string" office:string-value="32A, B Curve, iC60a" calcext:value-type="string">
            <text:p>32A, B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64]" office:value-type="string" office:string-value="B Curve" calcext:value-type="string">
            <text:p>B Curve</text:p>
          </table:table-cell>
          <table:table-cell/>
          <table:table-cell table:formula="of:=[.B64]" office:value-type="float" office:value="32" calcext:value-type="float">
            <text:p>32</text:p>
          </table:table-cell>
          <table:table-cell table:formula="of:=[.K64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 Curve</text:p>
          </table:table-cell>
          <table:table-cell table:formula="of:=[.B65] &amp; &quot;A, &quot; &amp; [.C65] &amp; &quot;, &quot; &amp; [.A65]" office:value-type="string" office:string-value="40A, B Curve, iC60a" calcext:value-type="string">
            <text:p>40A, B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65]" office:value-type="string" office:string-value="B Curve" calcext:value-type="string">
            <text:p>B Curve</text:p>
          </table:table-cell>
          <table:table-cell/>
          <table:table-cell table:formula="of:=[.B65]" office:value-type="float" office:value="40" calcext:value-type="float">
            <text:p>40</text:p>
          </table:table-cell>
          <table:table-cell table:formula="of:=[.K65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 Curve</text:p>
          </table:table-cell>
          <table:table-cell table:formula="of:=[.B66] &amp; &quot;A, &quot; &amp; [.C66] &amp; &quot;, &quot; &amp; [.A66]" office:value-type="string" office:string-value="50A, B Curve, iC60a" calcext:value-type="string">
            <text:p>50A, B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66]" office:value-type="string" office:string-value="B Curve" calcext:value-type="string">
            <text:p>B Curve</text:p>
          </table:table-cell>
          <table:table-cell/>
          <table:table-cell table:formula="of:=[.B66]" office:value-type="float" office:value="50" calcext:value-type="float">
            <text:p>50</text:p>
          </table:table-cell>
          <table:table-cell table:formula="of:=[.K66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B Curve</text:p>
          </table:table-cell>
          <table:table-cell table:formula="of:=[.B67] &amp; &quot;A, &quot; &amp; [.C67] &amp; &quot;, &quot; &amp; [.A67]" office:value-type="string" office:string-value="63A, B Curve, iC60a" calcext:value-type="string">
            <text:p>63A, B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67]" office:value-type="string" office:string-value="B Curve" calcext:value-type="string">
            <text:p>B Curve</text:p>
          </table:table-cell>
          <table:table-cell/>
          <table:table-cell table:formula="of:=[.B67]" office:value-type="float" office:value="63" calcext:value-type="float">
            <text:p>63</text:p>
          </table:table-cell>
          <table:table-cell table:formula="of:=[.K67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 Curve</text:p>
          </table:table-cell>
          <table:table-cell table:formula="of:=[.B68] &amp; &quot;A, &quot; &amp; [.C68] &amp; &quot;, &quot; &amp; [.A68]" office:value-type="string" office:string-value="6A, C Curve, iC60a" calcext:value-type="string">
            <text:p>6A, C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68]" office:value-type="string" office:string-value="C Curve" calcext:value-type="string">
            <text:p>C Curve</text:p>
          </table:table-cell>
          <table:table-cell/>
          <table:table-cell table:formula="of:=[.B68]" office:value-type="float" office:value="6" calcext:value-type="float">
            <text:p>6</text:p>
          </table:table-cell>
          <table:table-cell table:formula="of:=[.K68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 Curve</text:p>
          </table:table-cell>
          <table:table-cell table:formula="of:=[.B69] &amp; &quot;A, &quot; &amp; [.C69] &amp; &quot;, &quot; &amp; [.A69]" office:value-type="string" office:string-value="10A, C Curve, iC60a" calcext:value-type="string">
            <text:p>10A, C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69]" office:value-type="string" office:string-value="C Curve" calcext:value-type="string">
            <text:p>C Curve</text:p>
          </table:table-cell>
          <table:table-cell/>
          <table:table-cell table:formula="of:=[.B69]" office:value-type="float" office:value="10" calcext:value-type="float">
            <text:p>10</text:p>
          </table:table-cell>
          <table:table-cell table:formula="of:=[.K69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 Curve</text:p>
          </table:table-cell>
          <table:table-cell table:formula="of:=[.B70] &amp; &quot;A, &quot; &amp; [.C70] &amp; &quot;, &quot; &amp; [.A70]" office:value-type="string" office:string-value="16A, C Curve, iC60a" calcext:value-type="string">
            <text:p>16A, C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70]" office:value-type="string" office:string-value="C Curve" calcext:value-type="string">
            <text:p>C Curve</text:p>
          </table:table-cell>
          <table:table-cell/>
          <table:table-cell table:formula="of:=[.B70]" office:value-type="float" office:value="16" calcext:value-type="float">
            <text:p>16</text:p>
          </table:table-cell>
          <table:table-cell table:formula="of:=[.K70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 Curve</text:p>
          </table:table-cell>
          <table:table-cell table:formula="of:=[.B71] &amp; &quot;A, &quot; &amp; [.C71] &amp; &quot;, &quot; &amp; [.A71]" office:value-type="string" office:string-value="20A, C Curve, iC60a" calcext:value-type="string">
            <text:p>20A, C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71]" office:value-type="string" office:string-value="C Curve" calcext:value-type="string">
            <text:p>C Curve</text:p>
          </table:table-cell>
          <table:table-cell/>
          <table:table-cell table:formula="of:=[.B71]" office:value-type="float" office:value="20" calcext:value-type="float">
            <text:p>20</text:p>
          </table:table-cell>
          <table:table-cell table:formula="of:=[.K71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 Curve</text:p>
          </table:table-cell>
          <table:table-cell table:formula="of:=[.B72] &amp; &quot;A, &quot; &amp; [.C72] &amp; &quot;, &quot; &amp; [.A72]" office:value-type="string" office:string-value="25A, C Curve, iC60a" calcext:value-type="string">
            <text:p>25A, C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72]" office:value-type="string" office:string-value="C Curve" calcext:value-type="string">
            <text:p>C Curve</text:p>
          </table:table-cell>
          <table:table-cell/>
          <table:table-cell table:formula="of:=[.B72]" office:value-type="float" office:value="25" calcext:value-type="float">
            <text:p>25</text:p>
          </table:table-cell>
          <table:table-cell table:formula="of:=[.K72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 Curve</text:p>
          </table:table-cell>
          <table:table-cell table:formula="of:=[.B73] &amp; &quot;A, &quot; &amp; [.C73] &amp; &quot;, &quot; &amp; [.A73]" office:value-type="string" office:string-value="32A, C Curve, iC60a" calcext:value-type="string">
            <text:p>32A, C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73]" office:value-type="string" office:string-value="C Curve" calcext:value-type="string">
            <text:p>C Curve</text:p>
          </table:table-cell>
          <table:table-cell/>
          <table:table-cell table:formula="of:=[.B73]" office:value-type="float" office:value="32" calcext:value-type="float">
            <text:p>32</text:p>
          </table:table-cell>
          <table:table-cell table:formula="of:=[.K73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 Curve</text:p>
          </table:table-cell>
          <table:table-cell table:formula="of:=[.B74] &amp; &quot;A, &quot; &amp; [.C74] &amp; &quot;, &quot; &amp; [.A74]" office:value-type="string" office:string-value="40A, C Curve, iC60a" calcext:value-type="string">
            <text:p>40A, C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74]" office:value-type="string" office:string-value="C Curve" calcext:value-type="string">
            <text:p>C Curve</text:p>
          </table:table-cell>
          <table:table-cell/>
          <table:table-cell table:formula="of:=[.B74]" office:value-type="float" office:value="40" calcext:value-type="float">
            <text:p>40</text:p>
          </table:table-cell>
          <table:table-cell table:formula="of:=[.K74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 Curve</text:p>
          </table:table-cell>
          <table:table-cell table:formula="of:=[.B75] &amp; &quot;A, &quot; &amp; [.C75] &amp; &quot;, &quot; &amp; [.A75]" office:value-type="string" office:string-value="50A, C Curve, iC60a" calcext:value-type="string">
            <text:p>50A, C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75]" office:value-type="string" office:string-value="C Curve" calcext:value-type="string">
            <text:p>C Curve</text:p>
          </table:table-cell>
          <table:table-cell/>
          <table:table-cell table:formula="of:=[.B75]" office:value-type="float" office:value="50" calcext:value-type="float">
            <text:p>50</text:p>
          </table:table-cell>
          <table:table-cell table:formula="of:=[.K75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 Curve</text:p>
          </table:table-cell>
          <table:table-cell table:formula="of:=[.B76] &amp; &quot;A, &quot; &amp; [.C76] &amp; &quot;, &quot; &amp; [.A76]" office:value-type="string" office:string-value="63A, C Curve, iC60a" calcext:value-type="string">
            <text:p>63A, C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76]" office:value-type="string" office:string-value="C Curve" calcext:value-type="string">
            <text:p>C Curve</text:p>
          </table:table-cell>
          <table:table-cell/>
          <table:table-cell table:formula="of:=[.B76]" office:value-type="float" office:value="63" calcext:value-type="float">
            <text:p>63</text:p>
          </table:table-cell>
          <table:table-cell table:formula="of:=[.K76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 Curve</text:p>
          </table:table-cell>
          <table:table-cell table:formula="of:=[.B77] &amp; &quot;A, &quot; &amp; [.C77] &amp; &quot;, &quot; &amp; [.A77]" office:value-type="string" office:string-value="6A, D Curve, iC60a" calcext:value-type="string">
            <text:p>6A, D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77]" office:value-type="string" office:string-value="D Curve" calcext:value-type="string">
            <text:p>D Curve</text:p>
          </table:table-cell>
          <table:table-cell/>
          <table:table-cell table:formula="of:=[.B77]" office:value-type="float" office:value="6" calcext:value-type="float">
            <text:p>6</text:p>
          </table:table-cell>
          <table:table-cell table:formula="of:=[.K77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 Curve</text:p>
          </table:table-cell>
          <table:table-cell table:formula="of:=[.B78] &amp; &quot;A, &quot; &amp; [.C78] &amp; &quot;, &quot; &amp; [.A78]" office:value-type="string" office:string-value="10A, D Curve, iC60a" calcext:value-type="string">
            <text:p>10A, D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78]" office:value-type="string" office:string-value="D Curve" calcext:value-type="string">
            <text:p>D Curve</text:p>
          </table:table-cell>
          <table:table-cell/>
          <table:table-cell table:formula="of:=[.B78]" office:value-type="float" office:value="10" calcext:value-type="float">
            <text:p>10</text:p>
          </table:table-cell>
          <table:table-cell table:formula="of:=[.K78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 Curve</text:p>
          </table:table-cell>
          <table:table-cell table:formula="of:=[.B79] &amp; &quot;A, &quot; &amp; [.C79] &amp; &quot;, &quot; &amp; [.A79]" office:value-type="string" office:string-value="16A, D Curve, iC60a" calcext:value-type="string">
            <text:p>16A, D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79]" office:value-type="string" office:string-value="D Curve" calcext:value-type="string">
            <text:p>D Curve</text:p>
          </table:table-cell>
          <table:table-cell/>
          <table:table-cell table:formula="of:=[.B79]" office:value-type="float" office:value="16" calcext:value-type="float">
            <text:p>16</text:p>
          </table:table-cell>
          <table:table-cell table:formula="of:=[.K79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 Curve</text:p>
          </table:table-cell>
          <table:table-cell table:formula="of:=[.B80] &amp; &quot;A, &quot; &amp; [.C80] &amp; &quot;, &quot; &amp; [.A80]" office:value-type="string" office:string-value="20A, D Curve, iC60a" calcext:value-type="string">
            <text:p>20A, D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80]" office:value-type="string" office:string-value="D Curve" calcext:value-type="string">
            <text:p>D Curve</text:p>
          </table:table-cell>
          <table:table-cell/>
          <table:table-cell table:formula="of:=[.B80]" office:value-type="float" office:value="20" calcext:value-type="float">
            <text:p>20</text:p>
          </table:table-cell>
          <table:table-cell table:formula="of:=[.K80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 Curve</text:p>
          </table:table-cell>
          <table:table-cell table:formula="of:=[.B81] &amp; &quot;A, &quot; &amp; [.C81] &amp; &quot;, &quot; &amp; [.A81]" office:value-type="string" office:string-value="25A, D Curve, iC60a" calcext:value-type="string">
            <text:p>25A, D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81]" office:value-type="string" office:string-value="D Curve" calcext:value-type="string">
            <text:p>D Curve</text:p>
          </table:table-cell>
          <table:table-cell/>
          <table:table-cell table:formula="of:=[.B81]" office:value-type="float" office:value="25" calcext:value-type="float">
            <text:p>25</text:p>
          </table:table-cell>
          <table:table-cell table:formula="of:=[.K81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 Curve</text:p>
          </table:table-cell>
          <table:table-cell table:formula="of:=[.B82] &amp; &quot;A, &quot; &amp; [.C82] &amp; &quot;, &quot; &amp; [.A82]" office:value-type="string" office:string-value="32A, D Curve, iC60a" calcext:value-type="string">
            <text:p>32A, D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82]" office:value-type="string" office:string-value="D Curve" calcext:value-type="string">
            <text:p>D Curve</text:p>
          </table:table-cell>
          <table:table-cell/>
          <table:table-cell table:formula="of:=[.B82]" office:value-type="float" office:value="32" calcext:value-type="float">
            <text:p>32</text:p>
          </table:table-cell>
          <table:table-cell table:formula="of:=[.K82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 Curve</text:p>
          </table:table-cell>
          <table:table-cell table:formula="of:=[.B83] &amp; &quot;A, &quot; &amp; [.C83] &amp; &quot;, &quot; &amp; [.A83]" office:value-type="string" office:string-value="40A, D Curve, iC60a" calcext:value-type="string">
            <text:p>40A, D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83]" office:value-type="string" office:string-value="D Curve" calcext:value-type="string">
            <text:p>D Curve</text:p>
          </table:table-cell>
          <table:table-cell/>
          <table:table-cell table:formula="of:=[.B83]" office:value-type="float" office:value="40" calcext:value-type="float">
            <text:p>40</text:p>
          </table:table-cell>
          <table:table-cell table:formula="of:=[.K83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 Curve</text:p>
          </table:table-cell>
          <table:table-cell table:formula="of:=[.B84] &amp; &quot;A, &quot; &amp; [.C84] &amp; &quot;, &quot; &amp; [.A84]" office:value-type="string" office:string-value="50A, D Curve, iC60a" calcext:value-type="string">
            <text:p>50A, D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84]" office:value-type="string" office:string-value="D Curve" calcext:value-type="string">
            <text:p>D Curve</text:p>
          </table:table-cell>
          <table:table-cell/>
          <table:table-cell table:formula="of:=[.B84]" office:value-type="float" office:value="50" calcext:value-type="float">
            <text:p>50</text:p>
          </table:table-cell>
          <table:table-cell table:formula="of:=[.K84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 Curve</text:p>
          </table:table-cell>
          <table:table-cell table:formula="of:=[.B85] &amp; &quot;A, &quot; &amp; [.C85] &amp; &quot;, &quot; &amp; [.A85]" office:value-type="string" office:string-value="63A, D Curve, iC60a" calcext:value-type="string">
            <text:p>63A, D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85]" office:value-type="string" office:string-value="D Curve" calcext:value-type="string">
            <text:p>D Curve</text:p>
          </table:table-cell>
          <table:table-cell/>
          <table:table-cell table:formula="of:=[.B85]" office:value-type="float" office:value="63" calcext:value-type="float">
            <text:p>63</text:p>
          </table:table-cell>
          <table:table-cell table:formula="of:=[.K85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B Curve</text:p>
          </table:table-cell>
          <table:table-cell table:formula="of:=[.B86] &amp; &quot;A, &quot; &amp; [.C86] &amp; &quot;, &quot; &amp; [.A86]" office:value-type="string" office:string-value="63A, B Curve, C120" calcext:value-type="string">
            <text:p>63A, B Curve, C120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86]" office:value-type="string" office:string-value="B Curve" calcext:value-type="string">
            <text:p>B Curve</text:p>
          </table:table-cell>
          <table:table-cell/>
          <table:table-cell table:formula="of:=[.B86]" office:value-type="float" office:value="63" calcext:value-type="float">
            <text:p>63</text:p>
          </table:table-cell>
          <table:table-cell table:formula="of:=[.K86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 Curve</text:p>
          </table:table-cell>
          <table:table-cell table:formula="of:=[.B87] &amp; &quot;A, &quot; &amp; [.C87] &amp; &quot;, &quot; &amp; [.A87]" office:value-type="string" office:string-value="80A, B Curve, C120" calcext:value-type="string">
            <text:p>80A, B Curve, C120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87]" office:value-type="string" office:string-value="B Curve" calcext:value-type="string">
            <text:p>B Curve</text:p>
          </table:table-cell>
          <table:table-cell/>
          <table:table-cell table:formula="of:=[.B87]" office:value-type="float" office:value="80" calcext:value-type="float">
            <text:p>80</text:p>
          </table:table-cell>
          <table:table-cell table:formula="of:=[.K87]"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 Curve</text:p>
          </table:table-cell>
          <table:table-cell table:formula="of:=[.B88] &amp; &quot;A, &quot; &amp; [.C88] &amp; &quot;, &quot; &amp; [.A88]" office:value-type="string" office:string-value="100A, B Curve, C120" calcext:value-type="string">
            <text:p>100A, B Curve, C120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88]" office:value-type="string" office:string-value="B Curve" calcext:value-type="string">
            <text:p>B Curve</text:p>
          </table:table-cell>
          <table:table-cell/>
          <table:table-cell table:formula="of:=[.B88]" office:value-type="float" office:value="100" calcext:value-type="float">
            <text:p>100</text:p>
          </table:table-cell>
          <table:table-cell table:formula="of:=[.K88]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 Curve</text:p>
          </table:table-cell>
          <table:table-cell table:formula="of:=[.B89] &amp; &quot;A, &quot; &amp; [.C89] &amp; &quot;, &quot; &amp; [.A89]" office:value-type="string" office:string-value="125A, B Curve, C120" calcext:value-type="string">
            <text:p>125A, B Curve, C120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89]" office:value-type="string" office:string-value="B Curve" calcext:value-type="string">
            <text:p>B Curve</text:p>
          </table:table-cell>
          <table:table-cell/>
          <table:table-cell table:formula="of:=[.B89]" office:value-type="float" office:value="125" calcext:value-type="float">
            <text:p>125</text:p>
          </table:table-cell>
          <table:table-cell table:formula="of:=[.K89]"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 Curve</text:p>
          </table:table-cell>
          <table:table-cell table:formula="of:=[.B90] &amp; &quot;A, &quot; &amp; [.C90] &amp; &quot;, &quot; &amp; [.A90]" office:value-type="string" office:string-value="63A, C Curve, C120" calcext:value-type="string">
            <text:p>63A, C Curve, C120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90]" office:value-type="string" office:string-value="C Curve" calcext:value-type="string">
            <text:p>C Curve</text:p>
          </table:table-cell>
          <table:table-cell/>
          <table:table-cell table:formula="of:=[.B90]" office:value-type="float" office:value="63" calcext:value-type="float">
            <text:p>63</text:p>
          </table:table-cell>
          <table:table-cell table:formula="of:=[.K90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 Curve</text:p>
          </table:table-cell>
          <table:table-cell table:formula="of:=[.B91] &amp; &quot;A, &quot; &amp; [.C91] &amp; &quot;, &quot; &amp; [.A91]" office:value-type="string" office:string-value="80A, C Curve, C120" calcext:value-type="string">
            <text:p>80A, C Curve, C120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91]" office:value-type="string" office:string-value="C Curve" calcext:value-type="string">
            <text:p>C Curve</text:p>
          </table:table-cell>
          <table:table-cell/>
          <table:table-cell table:formula="of:=[.B91]" office:value-type="float" office:value="80" calcext:value-type="float">
            <text:p>80</text:p>
          </table:table-cell>
          <table:table-cell table:formula="of:=[.K91]"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 Curve</text:p>
          </table:table-cell>
          <table:table-cell table:formula="of:=[.B92] &amp; &quot;A, &quot; &amp; [.C92] &amp; &quot;, &quot; &amp; [.A92]" office:value-type="string" office:string-value="100A, C Curve, C120" calcext:value-type="string">
            <text:p>100A, C Curve, C120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92]" office:value-type="string" office:string-value="C Curve" calcext:value-type="string">
            <text:p>C Curve</text:p>
          </table:table-cell>
          <table:table-cell/>
          <table:table-cell table:formula="of:=[.B92]" office:value-type="float" office:value="100" calcext:value-type="float">
            <text:p>100</text:p>
          </table:table-cell>
          <table:table-cell table:formula="of:=[.K92]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C Curve</text:p>
          </table:table-cell>
          <table:table-cell table:formula="of:=[.B93] &amp; &quot;A, &quot; &amp; [.C93] &amp; &quot;, &quot; &amp; [.A93]" office:value-type="string" office:string-value="125A, C Curve, C120" calcext:value-type="string">
            <text:p>125A, C Curve, C120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93]" office:value-type="string" office:string-value="C Curve" calcext:value-type="string">
            <text:p>C Curve</text:p>
          </table:table-cell>
          <table:table-cell/>
          <table:table-cell table:formula="of:=[.B93]" office:value-type="float" office:value="125" calcext:value-type="float">
            <text:p>125</text:p>
          </table:table-cell>
          <table:table-cell table:formula="of:=[.K93]"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 Curve</text:p>
          </table:table-cell>
          <table:table-cell table:formula="of:=[.B94] &amp; &quot;A, &quot; &amp; [.C94] &amp; &quot;, &quot; &amp; [.A94]" office:value-type="string" office:string-value="63A, D Curve, C120" calcext:value-type="string">
            <text:p>63A, D Curve, C120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94]" office:value-type="string" office:string-value="D Curve" calcext:value-type="string">
            <text:p>D Curve</text:p>
          </table:table-cell>
          <table:table-cell/>
          <table:table-cell table:formula="of:=[.B94]" office:value-type="float" office:value="63" calcext:value-type="float">
            <text:p>63</text:p>
          </table:table-cell>
          <table:table-cell table:formula="of:=[.K94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 Curve</text:p>
          </table:table-cell>
          <table:table-cell table:formula="of:=[.B95] &amp; &quot;A, &quot; &amp; [.C95] &amp; &quot;, &quot; &amp; [.A95]" office:value-type="string" office:string-value="80A, D Curve, C120" calcext:value-type="string">
            <text:p>80A, D Curve, C120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95]" office:value-type="string" office:string-value="D Curve" calcext:value-type="string">
            <text:p>D Curve</text:p>
          </table:table-cell>
          <table:table-cell/>
          <table:table-cell table:formula="of:=[.B95]" office:value-type="float" office:value="80" calcext:value-type="float">
            <text:p>80</text:p>
          </table:table-cell>
          <table:table-cell table:formula="of:=[.K95]"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 Curve</text:p>
          </table:table-cell>
          <table:table-cell table:formula="of:=[.B96] &amp; &quot;A, &quot; &amp; [.C96] &amp; &quot;, &quot; &amp; [.A96]" office:value-type="string" office:string-value="100A, D Curve, C120" calcext:value-type="string">
            <text:p>100A, D Curve, C120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96]" office:value-type="string" office:string-value="D Curve" calcext:value-type="string">
            <text:p>D Curve</text:p>
          </table:table-cell>
          <table:table-cell/>
          <table:table-cell table:formula="of:=[.B96]" office:value-type="float" office:value="100" calcext:value-type="float">
            <text:p>100</text:p>
          </table:table-cell>
          <table:table-cell table:formula="of:=[.K96]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D Curve</text:p>
          </table:table-cell>
          <table:table-cell table:formula="of:=[.B97] &amp; &quot;A, &quot; &amp; [.C97] &amp; &quot;, &quot; &amp; [.A97]" office:value-type="string" office:string-value="125A, D Curve, C120" calcext:value-type="string">
            <text:p>125A, D Curve, C120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97]" office:value-type="string" office:string-value="D Curve" calcext:value-type="string">
            <text:p>D Curve</text:p>
          </table:table-cell>
          <table:table-cell/>
          <table:table-cell table:formula="of:=[.B97]" office:value-type="float" office:value="125" calcext:value-type="float">
            <text:p>125</text:p>
          </table:table-cell>
          <table:table-cell table:formula="of:=[.K97]"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_c120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N0-TM</text:p>
          </table:table-cell>
          <table:table-cell table:formula="of:=[.B98] &amp; &quot;A, &quot; &amp; [.C98] &amp; &quot;, &quot; &amp; [.A98]" office:value-type="string" office:string-value="20A, DN0-TM, DSINE" calcext:value-type="string">
            <text:p>20A, DN0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98]" office:value-type="string" office:string-value="DN0-TM" calcext:value-type="string">
            <text:p>DN0-TM</text:p>
          </table:table-cell>
          <table:table-cell/>
          <table:table-cell table:formula="of:=[.B98]" office:value-type="float" office:value="20" calcext:value-type="float">
            <text:p>20</text:p>
          </table:table-cell>
          <table:table-cell table:formula="of:=[.K98]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&quot;('mccb_lnt', '', 'lnt_mccb_d0.json')&quot;" office:value-type="string" office:string-value="('mccb_lnt', '', 'lnt_mccb_d0.json')" calcext:value-type="string">
            <text:p>('mccb_lnt', '', 'lnt_mccb_d0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N0-TM</text:p>
          </table:table-cell>
          <table:table-cell table:formula="of:=[.B99] &amp; &quot;A, &quot; &amp; [.C99] &amp; &quot;, &quot; &amp; [.A99]" office:value-type="string" office:string-value="25A, DN0-TM, DSINE" calcext:value-type="string">
            <text:p>25A, DN0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99]" office:value-type="string" office:string-value="DN0-TM" calcext:value-type="string">
            <text:p>DN0-TM</text:p>
          </table:table-cell>
          <table:table-cell/>
          <table:table-cell table:formula="of:=[.B99]" office:value-type="float" office:value="25" calcext:value-type="float">
            <text:p>25</text:p>
          </table:table-cell>
          <table:table-cell table:formula="of:=[.K99]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formula="of:=&quot;('mccb_lnt', '', 'lnt_mccb_d0.json')&quot;" office:value-type="string" office:string-value="('mccb_lnt', '', 'lnt_mccb_d0.json')" calcext:value-type="string">
            <text:p>('mccb_lnt', '', 'lnt_mccb_d0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N0-TM</text:p>
          </table:table-cell>
          <table:table-cell table:formula="of:=[.B100] &amp; &quot;A, &quot; &amp; [.C100] &amp; &quot;, &quot; &amp; [.A100]" office:value-type="string" office:string-value="32A, DN0-TM, DSINE" calcext:value-type="string">
            <text:p>32A, DN0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00]" office:value-type="string" office:string-value="DN0-TM" calcext:value-type="string">
            <text:p>DN0-TM</text:p>
          </table:table-cell>
          <table:table-cell/>
          <table:table-cell table:formula="of:=[.B100]" office:value-type="float" office:value="32" calcext:value-type="float">
            <text:p>32</text:p>
          </table:table-cell>
          <table:table-cell table:formula="of:=[.K100]"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table:formula="of:=&quot;('mccb_lnt', '', 'lnt_mccb_d0.json')&quot;" office:value-type="string" office:string-value="('mccb_lnt', '', 'lnt_mccb_d0.json')" calcext:value-type="string">
            <text:p>('mccb_lnt', '', 'lnt_mccb_d0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N0-TM</text:p>
          </table:table-cell>
          <table:table-cell table:formula="of:=[.B101] &amp; &quot;A, &quot; &amp; [.C101] &amp; &quot;, &quot; &amp; [.A101]" office:value-type="string" office:string-value="40A, DN0-TM, DSINE" calcext:value-type="string">
            <text:p>40A, DN0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01]" office:value-type="string" office:string-value="DN0-TM" calcext:value-type="string">
            <text:p>DN0-TM</text:p>
          </table:table-cell>
          <table:table-cell/>
          <table:table-cell table:formula="of:=[.B101]" office:value-type="float" office:value="40" calcext:value-type="float">
            <text:p>40</text:p>
          </table:table-cell>
          <table:table-cell table:formula="of:=[.K101]"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formula="of:=&quot;('mccb_lnt', '', 'lnt_mccb_d0.json')&quot;" office:value-type="string" office:string-value="('mccb_lnt', '', 'lnt_mccb_d0.json')" calcext:value-type="string">
            <text:p>('mccb_lnt', '', 'lnt_mccb_d0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N0-TM</text:p>
          </table:table-cell>
          <table:table-cell table:formula="of:=[.B102] &amp; &quot;A, &quot; &amp; [.C102] &amp; &quot;, &quot; &amp; [.A102]" office:value-type="string" office:string-value="50A, DN0-TM, DSINE" calcext:value-type="string">
            <text:p>50A, DN0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02]" office:value-type="string" office:string-value="DN0-TM" calcext:value-type="string">
            <text:p>DN0-TM</text:p>
          </table:table-cell>
          <table:table-cell/>
          <table:table-cell table:formula="of:=[.B102]" office:value-type="float" office:value="50" calcext:value-type="float">
            <text:p>50</text:p>
          </table:table-cell>
          <table:table-cell table:formula="of:=[.K102]"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&quot;('mccb_lnt', '', 'lnt_mccb_d0.json')&quot;" office:value-type="string" office:string-value="('mccb_lnt', '', 'lnt_mccb_d0.json')" calcext:value-type="string">
            <text:p>('mccb_lnt', '', 'lnt_mccb_d0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N0-TM</text:p>
          </table:table-cell>
          <table:table-cell table:formula="of:=[.B103] &amp; &quot;A, &quot; &amp; [.C103] &amp; &quot;, &quot; &amp; [.A103]" office:value-type="string" office:string-value="63A, DN0-TM, DSINE" calcext:value-type="string">
            <text:p>63A, DN0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03]" office:value-type="string" office:string-value="DN0-TM" calcext:value-type="string">
            <text:p>DN0-TM</text:p>
          </table:table-cell>
          <table:table-cell/>
          <table:table-cell table:formula="of:=[.B103]" office:value-type="float" office:value="63" calcext:value-type="float">
            <text:p>63</text:p>
          </table:table-cell>
          <table:table-cell table:formula="of:=[.K103]"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table:formula="of:=&quot;('mccb_lnt', '', 'lnt_mccb_d0.json')&quot;" office:value-type="string" office:string-value="('mccb_lnt', '', 'lnt_mccb_d0.json')" calcext:value-type="string">
            <text:p>('mccb_lnt', '', 'lnt_mccb_d0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N0-TM</text:p>
          </table:table-cell>
          <table:table-cell table:formula="of:=[.B104] &amp; &quot;A, &quot; &amp; [.C104] &amp; &quot;, &quot; &amp; [.A104]" office:value-type="string" office:string-value="80A, DN0-TM, DSINE" calcext:value-type="string">
            <text:p>80A, DN0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04]" office:value-type="string" office:string-value="DN0-TM" calcext:value-type="string">
            <text:p>DN0-TM</text:p>
          </table:table-cell>
          <table:table-cell/>
          <table:table-cell table:formula="of:=[.B104]" office:value-type="float" office:value="80" calcext:value-type="float">
            <text:p>80</text:p>
          </table:table-cell>
          <table:table-cell table:formula="of:=[.K104]"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formula="of:=&quot;('mccb_lnt', '', 'lnt_mccb_d0.json')&quot;" office:value-type="string" office:string-value="('mccb_lnt', '', 'lnt_mccb_d0.json')" calcext:value-type="string">
            <text:p>('mccb_lnt', '', 'lnt_mccb_d0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N0-TM</text:p>
          </table:table-cell>
          <table:table-cell table:formula="of:=[.B105] &amp; &quot;A, &quot; &amp; [.C105] &amp; &quot;, &quot; &amp; [.A105]" office:value-type="string" office:string-value="100A, DN0-TM, DSINE" calcext:value-type="string">
            <text:p>100A, DN0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05]" office:value-type="string" office:string-value="DN0-TM" calcext:value-type="string">
            <text:p>DN0-TM</text:p>
          </table:table-cell>
          <table:table-cell/>
          <table:table-cell table:formula="of:=[.B105]" office:value-type="float" office:value="100" calcext:value-type="float">
            <text:p>100</text:p>
          </table:table-cell>
          <table:table-cell table:formula="of:=[.K105]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formula="of:=&quot;('mccb_lnt', '', 'lnt_mccb_d0.json')&quot;" office:value-type="string" office:string-value="('mccb_lnt', '', 'lnt_mccb_d0.json')" calcext:value-type="string">
            <text:p>('mccb_lnt', '', 'lnt_mccb_d0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DN1-TM</text:p>
          </table:table-cell>
          <table:table-cell table:formula="of:=[.B106] &amp; &quot;A, &quot; &amp; [.C106] &amp; &quot;, &quot; &amp; [.A106]" office:value-type="string" office:string-value="125A, DN1-TM, DSINE" calcext:value-type="string">
            <text:p>125A, DN1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06]" office:value-type="string" office:string-value="DN1-TM" calcext:value-type="string">
            <text:p>DN1-TM</text:p>
          </table:table-cell>
          <table:table-cell/>
          <table:table-cell table:formula="of:=[.B106]" office:value-type="float" office:value="125" calcext:value-type="float">
            <text:p>125</text:p>
          </table:table-cell>
          <table:table-cell table:formula="of:=[.K106]"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table:formula="of:=&quot;('mccb_lnt', '', 'lnt_mccb_d1.json')&quot;" office:value-type="string" office:string-value="('mccb_lnt', '', 'lnt_mccb_d1.json')" calcext:value-type="string">
            <text:p>('mccb_lnt', '', 'lnt_mccb_d1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DN1-TM</text:p>
          </table:table-cell>
          <table:table-cell table:formula="of:=[.B107] &amp; &quot;A, &quot; &amp; [.C107] &amp; &quot;, &quot; &amp; [.A107]" office:value-type="string" office:string-value="160A, DN1-TM, DSINE" calcext:value-type="string">
            <text:p>160A, DN1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07]" office:value-type="string" office:string-value="DN1-TM" calcext:value-type="string">
            <text:p>DN1-TM</text:p>
          </table:table-cell>
          <table:table-cell/>
          <table:table-cell table:formula="of:=[.B107]" office:value-type="float" office:value="160" calcext:value-type="float">
            <text:p>160</text:p>
          </table:table-cell>
          <table:table-cell table:formula="of:=[.K107]" office:value-type="float" office:value="160" calcext:value-type="float">
            <text:p>160</text:p>
          </table:table-cell>
          <table:table-cell office:value-type="float" office:value="25" calcext:value-type="float">
            <text:p>25</text:p>
          </table:table-cell>
          <table:table-cell table:formula="of:=&quot;('mccb_lnt', '', 'lnt_mccb_d1.json')&quot;" office:value-type="string" office:string-value="('mccb_lnt', '', 'lnt_mccb_d1.json')" calcext:value-type="string">
            <text:p>('mccb_lnt', '', 'lnt_mccb_d1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N1-TM</text:p>
          </table:table-cell>
          <table:table-cell table:formula="of:=[.B108] &amp; &quot;A, &quot; &amp; [.C108] &amp; &quot;, &quot; &amp; [.A108]" office:value-type="string" office:string-value="200A, DN1-TM, DSINE" calcext:value-type="string">
            <text:p>200A, DN1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08]" office:value-type="string" office:string-value="DN1-TM" calcext:value-type="string">
            <text:p>DN1-TM</text:p>
          </table:table-cell>
          <table:table-cell/>
          <table:table-cell table:formula="of:=[.B108]" office:value-type="float" office:value="200" calcext:value-type="float">
            <text:p>200</text:p>
          </table:table-cell>
          <table:table-cell table:formula="of:=[.K108]"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table:formula="of:=&quot;('mccb_lnt', '', 'lnt_mccb_d1.json')&quot;" office:value-type="string" office:string-value="('mccb_lnt', '', 'lnt_mccb_d1.json')" calcext:value-type="string">
            <text:p>('mccb_lnt', '', 'lnt_mccb_d1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DN1-TM</text:p>
          </table:table-cell>
          <table:table-cell table:formula="of:=[.B109] &amp; &quot;A, &quot; &amp; [.C109] &amp; &quot;, &quot; &amp; [.A109]" office:value-type="string" office:string-value="250A, DN1-TM, DSINE" calcext:value-type="string">
            <text:p>250A, DN1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09]" office:value-type="string" office:string-value="DN1-TM" calcext:value-type="string">
            <text:p>DN1-TM</text:p>
          </table:table-cell>
          <table:table-cell/>
          <table:table-cell table:formula="of:=[.B109]" office:value-type="float" office:value="250" calcext:value-type="float">
            <text:p>250</text:p>
          </table:table-cell>
          <table:table-cell table:formula="of:=[.K109]"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table:formula="of:=&quot;('mccb_lnt', '', 'lnt_mccb_d1.json')&quot;" office:value-type="string" office:string-value="('mccb_lnt', '', 'lnt_mccb_d1.json')" calcext:value-type="string">
            <text:p>('mccb_lnt', '', 'lnt_mccb_d1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N2-TM</text:p>
          </table:table-cell>
          <table:table-cell table:formula="of:=[.B110] &amp; &quot;A, &quot; &amp; [.C110] &amp; &quot;, &quot; &amp; [.A110]" office:value-type="string" office:string-value="63A, DN2-TM, DSINE" calcext:value-type="string">
            <text:p>63A, DN2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10]" office:value-type="string" office:string-value="DN2-TM" calcext:value-type="string">
            <text:p>DN2-TM</text:p>
          </table:table-cell>
          <table:table-cell/>
          <table:table-cell table:formula="of:=[.B110]" office:value-type="float" office:value="63" calcext:value-type="float">
            <text:p>63</text:p>
          </table:table-cell>
          <table:table-cell table:formula="of:=[.K110]"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table:formula="of:=&quot;('mccb_lnt', '', 'lnt_mccb_d2.json')&quot;" office:value-type="string" office:string-value="('mccb_lnt', '', 'lnt_mccb_d2.json')" calcext:value-type="string">
            <text:p>('mccb_lnt', '', 'lnt_mccb_d2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N2-TM</text:p>
          </table:table-cell>
          <table:table-cell table:formula="of:=[.B111] &amp; &quot;A, &quot; &amp; [.C111] &amp; &quot;, &quot; &amp; [.A111]" office:value-type="string" office:string-value="80A, DN2-TM, DSINE" calcext:value-type="string">
            <text:p>80A, DN2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11]" office:value-type="string" office:string-value="DN2-TM" calcext:value-type="string">
            <text:p>DN2-TM</text:p>
          </table:table-cell>
          <table:table-cell/>
          <table:table-cell table:formula="of:=[.B111]" office:value-type="float" office:value="80" calcext:value-type="float">
            <text:p>80</text:p>
          </table:table-cell>
          <table:table-cell table:formula="of:=[.K111]"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table:formula="of:=&quot;('mccb_lnt', '', 'lnt_mccb_d2.json')&quot;" office:value-type="string" office:string-value="('mccb_lnt', '', 'lnt_mccb_d2.json')" calcext:value-type="string">
            <text:p>('mccb_lnt', '', 'lnt_mccb_d2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N2-TM</text:p>
          </table:table-cell>
          <table:table-cell table:formula="of:=[.B112] &amp; &quot;A, &quot; &amp; [.C112] &amp; &quot;, &quot; &amp; [.A112]" office:value-type="string" office:string-value="100A, DN2-TM, DSINE" calcext:value-type="string">
            <text:p>100A, DN2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12]" office:value-type="string" office:string-value="DN2-TM" calcext:value-type="string">
            <text:p>DN2-TM</text:p>
          </table:table-cell>
          <table:table-cell/>
          <table:table-cell table:formula="of:=[.B112]" office:value-type="float" office:value="100" calcext:value-type="float">
            <text:p>100</text:p>
          </table:table-cell>
          <table:table-cell table:formula="of:=[.K112]"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table:formula="of:=&quot;('mccb_lnt', '', 'lnt_mccb_d2.json')&quot;" office:value-type="string" office:string-value="('mccb_lnt', '', 'lnt_mccb_d2.json')" calcext:value-type="string">
            <text:p>('mccb_lnt', '', 'lnt_mccb_d2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DN2-TM</text:p>
          </table:table-cell>
          <table:table-cell table:formula="of:=[.B113] &amp; &quot;A, &quot; &amp; [.C113] &amp; &quot;, &quot; &amp; [.A113]" office:value-type="string" office:string-value="125A, DN2-TM, DSINE" calcext:value-type="string">
            <text:p>125A, DN2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13]" office:value-type="string" office:string-value="DN2-TM" calcext:value-type="string">
            <text:p>DN2-TM</text:p>
          </table:table-cell>
          <table:table-cell/>
          <table:table-cell table:formula="of:=[.B113]" office:value-type="float" office:value="125" calcext:value-type="float">
            <text:p>125</text:p>
          </table:table-cell>
          <table:table-cell table:formula="of:=[.K113]" office:value-type="float" office:value="125" calcext:value-type="float">
            <text:p>125</text:p>
          </table:table-cell>
          <table:table-cell office:value-type="float" office:value="36" calcext:value-type="float">
            <text:p>36</text:p>
          </table:table-cell>
          <table:table-cell table:formula="of:=&quot;('mccb_lnt', '', 'lnt_mccb_d2.json')&quot;" office:value-type="string" office:string-value="('mccb_lnt', '', 'lnt_mccb_d2.json')" calcext:value-type="string">
            <text:p>('mccb_lnt', '', 'lnt_mccb_d2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DN2-TM</text:p>
          </table:table-cell>
          <table:table-cell table:formula="of:=[.B114] &amp; &quot;A, &quot; &amp; [.C114] &amp; &quot;, &quot; &amp; [.A114]" office:value-type="string" office:string-value="160A, DN2-TM, DSINE" calcext:value-type="string">
            <text:p>160A, DN2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14]" office:value-type="string" office:string-value="DN2-TM" calcext:value-type="string">
            <text:p>DN2-TM</text:p>
          </table:table-cell>
          <table:table-cell/>
          <table:table-cell table:formula="of:=[.B114]" office:value-type="float" office:value="160" calcext:value-type="float">
            <text:p>160</text:p>
          </table:table-cell>
          <table:table-cell table:formula="of:=[.K114]" office:value-type="float" office:value="160" calcext:value-type="float">
            <text:p>160</text:p>
          </table:table-cell>
          <table:table-cell office:value-type="float" office:value="36" calcext:value-type="float">
            <text:p>36</text:p>
          </table:table-cell>
          <table:table-cell table:formula="of:=&quot;('mccb_lnt', '', 'lnt_mccb_d2.json')&quot;" office:value-type="string" office:string-value="('mccb_lnt', '', 'lnt_mccb_d2.json')" calcext:value-type="string">
            <text:p>('mccb_lnt', '', 'lnt_mccb_d2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N2-TM</text:p>
          </table:table-cell>
          <table:table-cell table:formula="of:=[.B115] &amp; &quot;A, &quot; &amp; [.C115] &amp; &quot;, &quot; &amp; [.A115]" office:value-type="string" office:string-value="200A, DN2-TM, DSINE" calcext:value-type="string">
            <text:p>200A, DN2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15]" office:value-type="string" office:string-value="DN2-TM" calcext:value-type="string">
            <text:p>DN2-TM</text:p>
          </table:table-cell>
          <table:table-cell/>
          <table:table-cell table:formula="of:=[.B115]" office:value-type="float" office:value="200" calcext:value-type="float">
            <text:p>200</text:p>
          </table:table-cell>
          <table:table-cell table:formula="of:=[.K115]" office:value-type="float" office:value="200" calcext:value-type="float">
            <text:p>200</text:p>
          </table:table-cell>
          <table:table-cell office:value-type="float" office:value="36" calcext:value-type="float">
            <text:p>36</text:p>
          </table:table-cell>
          <table:table-cell table:formula="of:=&quot;('mccb_lnt', '', 'lnt_mccb_d2.json')&quot;" office:value-type="string" office:string-value="('mccb_lnt', '', 'lnt_mccb_d2.json')" calcext:value-type="string">
            <text:p>('mccb_lnt', '', 'lnt_mccb_d2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DN2-TM</text:p>
          </table:table-cell>
          <table:table-cell table:formula="of:=[.B116] &amp; &quot;A, &quot; &amp; [.C116] &amp; &quot;, &quot; &amp; [.A116]" office:value-type="string" office:string-value="250A, DN2-TM, DSINE" calcext:value-type="string">
            <text:p>250A, DN2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16]" office:value-type="string" office:string-value="DN2-TM" calcext:value-type="string">
            <text:p>DN2-TM</text:p>
          </table:table-cell>
          <table:table-cell/>
          <table:table-cell table:formula="of:=[.B116]" office:value-type="float" office:value="250" calcext:value-type="float">
            <text:p>250</text:p>
          </table:table-cell>
          <table:table-cell table:formula="of:=[.K116]" office:value-type="float" office:value="250" calcext:value-type="float">
            <text:p>250</text:p>
          </table:table-cell>
          <table:table-cell office:value-type="float" office:value="36" calcext:value-type="float">
            <text:p>36</text:p>
          </table:table-cell>
          <table:table-cell table:formula="of:=&quot;('mccb_lnt', '', 'lnt_mccb_d2.json')&quot;" office:value-type="string" office:string-value="('mccb_lnt', '', 'lnt_mccb_d2.json')" calcext:value-type="string">
            <text:p>('mccb_lnt', '', 'lnt_mccb_d2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DN3B-TM</text:p>
          </table:table-cell>
          <table:table-cell table:formula="of:=[.B117] &amp; &quot;A, &quot; &amp; [.C117] &amp; &quot;, &quot; &amp; [.A117]" office:value-type="string" office:string-value="320A, DN3B-TM, DSINE" calcext:value-type="string">
            <text:p>320A, DN3B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17]" office:value-type="string" office:string-value="DN3B-TM" calcext:value-type="string">
            <text:p>DN3B-TM</text:p>
          </table:table-cell>
          <table:table-cell/>
          <table:table-cell table:formula="of:=[.B117]" office:value-type="float" office:value="320" calcext:value-type="float">
            <text:p>320</text:p>
          </table:table-cell>
          <table:table-cell table:formula="of:=[.K117]" office:value-type="float" office:value="320" calcext:value-type="float">
            <text:p>320</text:p>
          </table:table-cell>
          <table:table-cell office:value-type="float" office:value="36" calcext:value-type="float">
            <text:p>36</text:p>
          </table:table-cell>
          <table:table-cell table:formula="of:=&quot;('mccb_lnt', '', 'lnt_mccb_d3b.json')&quot;" office:value-type="string" office:string-value="('mccb_lnt', '', 'lnt_mccb_d3b.json')" calcext:value-type="string">
            <text:p>('mccb_lnt', '', 'lnt_mccb_d3b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DN3B-TM</text:p>
          </table:table-cell>
          <table:table-cell table:formula="of:=[.B118] &amp; &quot;A, &quot; &amp; [.C118] &amp; &quot;, &quot; &amp; [.A118]" office:value-type="string" office:string-value="400A, DN3B-TM, DSINE" calcext:value-type="string">
            <text:p>400A, DN3B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18]" office:value-type="string" office:string-value="DN3B-TM" calcext:value-type="string">
            <text:p>DN3B-TM</text:p>
          </table:table-cell>
          <table:table-cell/>
          <table:table-cell table:formula="of:=[.B118]" office:value-type="float" office:value="400" calcext:value-type="float">
            <text:p>400</text:p>
          </table:table-cell>
          <table:table-cell table:formula="of:=[.K118]" office:value-type="float" office:value="400" calcext:value-type="float">
            <text:p>400</text:p>
          </table:table-cell>
          <table:table-cell office:value-type="float" office:value="36" calcext:value-type="float">
            <text:p>36</text:p>
          </table:table-cell>
          <table:table-cell table:formula="of:=&quot;('mccb_lnt', '', 'lnt_mccb_d3b.json')&quot;" office:value-type="string" office:string-value="('mccb_lnt', '', 'lnt_mccb_d3b.json')" calcext:value-type="string">
            <text:p>('mccb_lnt', '', 'lnt_mccb_d3b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DN3-TM</text:p>
          </table:table-cell>
          <table:table-cell table:formula="of:=[.B119] &amp; &quot;A, &quot; &amp; [.C119] &amp; &quot;, &quot; &amp; [.A119]" office:value-type="string" office:string-value="320A, DN3-TM, DSINE" calcext:value-type="string">
            <text:p>320A, DN3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19]" office:value-type="string" office:string-value="DN3-TM" calcext:value-type="string">
            <text:p>DN3-TM</text:p>
          </table:table-cell>
          <table:table-cell/>
          <table:table-cell table:formula="of:=[.B119]" office:value-type="float" office:value="320" calcext:value-type="float">
            <text:p>320</text:p>
          </table:table-cell>
          <table:table-cell table:formula="of:=[.K119]" office:value-type="float" office:value="320" calcext:value-type="float">
            <text:p>320</text:p>
          </table:table-cell>
          <table:table-cell office:value-type="float" office:value="36" calcext:value-type="float">
            <text:p>36</text:p>
          </table:table-cell>
          <table:table-cell table:formula="of:=&quot;('mccb_lnt', '', 'lnt_mccb_d3.json')&quot;" office:value-type="string" office:string-value="('mccb_lnt', '', 'lnt_mccb_d3.json')" calcext:value-type="string">
            <text:p>('mccb_lnt', '', 'lnt_mccb_d3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DN3-TM</text:p>
          </table:table-cell>
          <table:table-cell table:formula="of:=[.B120] &amp; &quot;A, &quot; &amp; [.C120] &amp; &quot;, &quot; &amp; [.A120]" office:value-type="string" office:string-value="400A, DN3-TM, DSINE" calcext:value-type="string">
            <text:p>400A, DN3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20]" office:value-type="string" office:string-value="DN3-TM" calcext:value-type="string">
            <text:p>DN3-TM</text:p>
          </table:table-cell>
          <table:table-cell/>
          <table:table-cell table:formula="of:=[.B120]" office:value-type="float" office:value="400" calcext:value-type="float">
            <text:p>400</text:p>
          </table:table-cell>
          <table:table-cell table:formula="of:=[.K120]" office:value-type="float" office:value="400" calcext:value-type="float">
            <text:p>400</text:p>
          </table:table-cell>
          <table:table-cell office:value-type="float" office:value="36" calcext:value-type="float">
            <text:p>36</text:p>
          </table:table-cell>
          <table:table-cell table:formula="of:=&quot;('mccb_lnt', '', 'lnt_mccb_d3.json')&quot;" office:value-type="string" office:string-value="('mccb_lnt', '', 'lnt_mccb_d3.json')" calcext:value-type="string">
            <text:p>('mccb_lnt', '', 'lnt_mccb_d3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DN3-TM</text:p>
          </table:table-cell>
          <table:table-cell table:formula="of:=[.B121] &amp; &quot;A, &quot; &amp; [.C121] &amp; &quot;, &quot; &amp; [.A121]" office:value-type="string" office:string-value="500A, DN3-TM, DSINE" calcext:value-type="string">
            <text:p>500A, DN3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21]" office:value-type="string" office:string-value="DN3-TM" calcext:value-type="string">
            <text:p>DN3-TM</text:p>
          </table:table-cell>
          <table:table-cell/>
          <table:table-cell table:formula="of:=[.B121]" office:value-type="float" office:value="500" calcext:value-type="float">
            <text:p>500</text:p>
          </table:table-cell>
          <table:table-cell table:formula="of:=[.K121]" office:value-type="float" office:value="500" calcext:value-type="float">
            <text:p>500</text:p>
          </table:table-cell>
          <table:table-cell office:value-type="float" office:value="36" calcext:value-type="float">
            <text:p>36</text:p>
          </table:table-cell>
          <table:table-cell table:formula="of:=&quot;('mccb_lnt', '', 'lnt_mccb_d3.json')&quot;" office:value-type="string" office:string-value="('mccb_lnt', '', 'lnt_mccb_d3.json')" calcext:value-type="string">
            <text:p>('mccb_lnt', '', 'lnt_mccb_d3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DN3-TM</text:p>
          </table:table-cell>
          <table:table-cell table:formula="of:=[.B122] &amp; &quot;A, &quot; &amp; [.C122] &amp; &quot;, &quot; &amp; [.A122]" office:value-type="string" office:string-value="630A, DN3-TM, DSINE" calcext:value-type="string">
            <text:p>630A, DN3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22]" office:value-type="string" office:string-value="DN3-TM" calcext:value-type="string">
            <text:p>DN3-TM</text:p>
          </table:table-cell>
          <table:table-cell/>
          <table:table-cell table:formula="of:=[.B122]" office:value-type="float" office:value="630" calcext:value-type="float">
            <text:p>630</text:p>
          </table:table-cell>
          <table:table-cell table:formula="of:=[.K122]" office:value-type="float" office:value="630" calcext:value-type="float">
            <text:p>630</text:p>
          </table:table-cell>
          <table:table-cell office:value-type="float" office:value="36" calcext:value-type="float">
            <text:p>36</text:p>
          </table:table-cell>
          <table:table-cell table:formula="of:=&quot;('mccb_lnt', '', 'lnt_mccb_d3.json')&quot;" office:value-type="string" office:string-value="('mccb_lnt', '', 'lnt_mccb_d3.json')" calcext:value-type="string">
            <text:p>('mccb_lnt', '', 'lnt_mccb_d3.json')</text:p>
          </table:table-cell>
          <table:table-cell/>
        </table:table-row>
        <table:table-row table:style-name="ro1">
          <table:table-cell office:value-type="string" calcext:value-type="string">
            <text:p>DPX3 16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M</text:p>
          </table:table-cell>
          <table:table-cell table:formula="of:=[.B123] &amp; &quot;A, &quot; &amp; [.C123] &amp; &quot;, &quot; &amp; [.A123]" office:value-type="string" office:string-value="16A, TM, DPX3 160" calcext:value-type="string">
            <text:p>16A, TM, DPX3 16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23]" office:value-type="string" office:string-value="TM" calcext:value-type="string">
            <text:p>TM</text:p>
          </table:table-cell>
          <table:table-cell/>
          <table:table-cell table:formula="of:=[.B123]" office:value-type="float" office:value="16" calcext:value-type="float">
            <text:p>16</text:p>
          </table:table-cell>
          <table:table-cell table:formula="of:=[.K123]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table:formula="of:=&quot;('mccb_legrand', '', 'legrand_dpx3_160_16.json')&quot;" office:value-type="string" office:string-value="('mccb_legrand', '', 'legrand_dpx3_160_16.json')" calcext:value-type="string">
            <text:p>('mccb_legrand', '', 'legrand_dpx3_160_16.json')</text:p>
          </table:table-cell>
          <table:table-cell/>
        </table:table-row>
        <table:table-row table:style-name="ro1">
          <table:table-cell office:value-type="string" calcext:value-type="string">
            <text:p>DPX3 16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M</text:p>
          </table:table-cell>
          <table:table-cell table:formula="of:=[.B124] &amp; &quot;A, &quot; &amp; [.C124] &amp; &quot;, &quot; &amp; [.A124]" office:value-type="string" office:string-value="25A, TM, DPX3 160" calcext:value-type="string">
            <text:p>25A, TM, DPX3 16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24]" office:value-type="string" office:string-value="TM" calcext:value-type="string">
            <text:p>TM</text:p>
          </table:table-cell>
          <table:table-cell/>
          <table:table-cell table:formula="of:=[.B124]" office:value-type="float" office:value="25" calcext:value-type="float">
            <text:p>25</text:p>
          </table:table-cell>
          <table:table-cell table:formula="of:=[.K124]"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formula="of:=&quot;('mccb_legrand', '', 'legrand_dpx3_160_25.json')&quot;" office:value-type="string" office:string-value="('mccb_legrand', '', 'legrand_dpx3_160_25.json')" calcext:value-type="string">
            <text:p>('mccb_legrand', '', 'legrand_dpx3_160_25.json')</text:p>
          </table:table-cell>
          <table:table-cell/>
        </table:table-row>
        <table:table-row table:style-name="ro1">
          <table:table-cell office:value-type="string" calcext:value-type="string">
            <text:p>DPX3 16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M</text:p>
          </table:table-cell>
          <table:table-cell table:formula="of:=[.B125] &amp; &quot;A, &quot; &amp; [.C125] &amp; &quot;, &quot; &amp; [.A125]" office:value-type="string" office:string-value="40A, TM, DPX3 160" calcext:value-type="string">
            <text:p>40A, TM, DPX3 16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25]" office:value-type="string" office:string-value="TM" calcext:value-type="string">
            <text:p>TM</text:p>
          </table:table-cell>
          <table:table-cell/>
          <table:table-cell table:formula="of:=[.B125]" office:value-type="float" office:value="40" calcext:value-type="float">
            <text:p>40</text:p>
          </table:table-cell>
          <table:table-cell table:formula="of:=[.K125]"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formula="of:=&quot;('mccb_legrand', '', 'legrand_dpx3_160.json')&quot;" office:value-type="string" office:string-value="('mccb_legrand', '', 'legrand_dpx3_160.json')" calcext:value-type="string">
            <text:p>('mccb_legrand', '', 'legrand_dpx3_160.json')</text:p>
          </table:table-cell>
          <table:table-cell/>
        </table:table-row>
        <table:table-row table:style-name="ro1">
          <table:table-cell office:value-type="string" calcext:value-type="string">
            <text:p>DPX3 16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M</text:p>
          </table:table-cell>
          <table:table-cell table:formula="of:=[.B126] &amp; &quot;A, &quot; &amp; [.C126] &amp; &quot;, &quot; &amp; [.A126]" office:value-type="string" office:string-value="63A, TM, DPX3 160" calcext:value-type="string">
            <text:p>63A, TM, DPX3 16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26]" office:value-type="string" office:string-value="TM" calcext:value-type="string">
            <text:p>TM</text:p>
          </table:table-cell>
          <table:table-cell/>
          <table:table-cell table:formula="of:=[.B126]" office:value-type="float" office:value="63" calcext:value-type="float">
            <text:p>63</text:p>
          </table:table-cell>
          <table:table-cell table:formula="of:=[.K126]"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table:formula="of:=&quot;('mccb_legrand', '', 'legrand_dpx3_160.json')&quot;" office:value-type="string" office:string-value="('mccb_legrand', '', 'legrand_dpx3_160.json')" calcext:value-type="string">
            <text:p>('mccb_legrand', '', 'legrand_dpx3_160.json')</text:p>
          </table:table-cell>
          <table:table-cell/>
        </table:table-row>
        <table:table-row table:style-name="ro1">
          <table:table-cell office:value-type="string" calcext:value-type="string">
            <text:p>DPX3 16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M</text:p>
          </table:table-cell>
          <table:table-cell table:formula="of:=[.B127] &amp; &quot;A, &quot; &amp; [.C127] &amp; &quot;, &quot; &amp; [.A127]" office:value-type="string" office:string-value="80A, TM, DPX3 160" calcext:value-type="string">
            <text:p>80A, TM, DPX3 16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27]" office:value-type="string" office:string-value="TM" calcext:value-type="string">
            <text:p>TM</text:p>
          </table:table-cell>
          <table:table-cell/>
          <table:table-cell table:formula="of:=[.B127]" office:value-type="float" office:value="80" calcext:value-type="float">
            <text:p>80</text:p>
          </table:table-cell>
          <table:table-cell table:formula="of:=[.K127]"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table:formula="of:=&quot;('mccb_legrand', '', 'legrand_dpx3_160.json')&quot;" office:value-type="string" office:string-value="('mccb_legrand', '', 'legrand_dpx3_160.json')" calcext:value-type="string">
            <text:p>('mccb_legrand', '', 'legrand_dpx3_160.json')</text:p>
          </table:table-cell>
          <table:table-cell/>
        </table:table-row>
        <table:table-row table:style-name="ro1">
          <table:table-cell office:value-type="string" calcext:value-type="string">
            <text:p>DPX3 1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M</text:p>
          </table:table-cell>
          <table:table-cell table:formula="of:=[.B128] &amp; &quot;A, &quot; &amp; [.C128] &amp; &quot;, &quot; &amp; [.A128]" office:value-type="string" office:string-value="100A, TM, DPX3 160" calcext:value-type="string">
            <text:p>100A, TM, DPX3 16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28]" office:value-type="string" office:string-value="TM" calcext:value-type="string">
            <text:p>TM</text:p>
          </table:table-cell>
          <table:table-cell/>
          <table:table-cell table:formula="of:=[.B128]" office:value-type="float" office:value="100" calcext:value-type="float">
            <text:p>100</text:p>
          </table:table-cell>
          <table:table-cell table:formula="of:=[.K128]"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formula="of:=&quot;('mccb_legrand', '', 'legrand_dpx3_160.json')&quot;" office:value-type="string" office:string-value="('mccb_legrand', '', 'legrand_dpx3_160.json')" calcext:value-type="string">
            <text:p>('mccb_legrand', '', 'legrand_dpx3_160.json')</text:p>
          </table:table-cell>
          <table:table-cell/>
        </table:table-row>
        <table:table-row table:style-name="ro1">
          <table:table-cell office:value-type="string" calcext:value-type="string">
            <text:p>DPX3 16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M</text:p>
          </table:table-cell>
          <table:table-cell table:formula="of:=[.B129] &amp; &quot;A, &quot; &amp; [.C129] &amp; &quot;, &quot; &amp; [.A129]" office:value-type="string" office:string-value="125A, TM, DPX3 160" calcext:value-type="string">
            <text:p>125A, TM, DPX3 16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29]" office:value-type="string" office:string-value="TM" calcext:value-type="string">
            <text:p>TM</text:p>
          </table:table-cell>
          <table:table-cell/>
          <table:table-cell table:formula="of:=[.B129]" office:value-type="float" office:value="125" calcext:value-type="float">
            <text:p>125</text:p>
          </table:table-cell>
          <table:table-cell table:formula="of:=[.K129]" office:value-type="float" office:value="125" calcext:value-type="float">
            <text:p>125</text:p>
          </table:table-cell>
          <table:table-cell office:value-type="float" office:value="16" calcext:value-type="float">
            <text:p>16</text:p>
          </table:table-cell>
          <table:table-cell table:formula="of:=&quot;('mccb_legrand', '', 'legrand_dpx3_160.json')&quot;" office:value-type="string" office:string-value="('mccb_legrand', '', 'legrand_dpx3_160.json')" calcext:value-type="string">
            <text:p>('mccb_legrand', '', 'legrand_dpx3_160.json')</text:p>
          </table:table-cell>
          <table:table-cell/>
        </table:table-row>
        <table:table-row table:style-name="ro1">
          <table:table-cell office:value-type="string" calcext:value-type="string">
            <text:p>DPX3 16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TM</text:p>
          </table:table-cell>
          <table:table-cell table:formula="of:=[.B130] &amp; &quot;A, &quot; &amp; [.C130] &amp; &quot;, &quot; &amp; [.A130]" office:value-type="string" office:string-value="160A, TM, DPX3 160" calcext:value-type="string">
            <text:p>160A, TM, DPX3 16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30]" office:value-type="string" office:string-value="TM" calcext:value-type="string">
            <text:p>TM</text:p>
          </table:table-cell>
          <table:table-cell/>
          <table:table-cell table:formula="of:=[.B130]" office:value-type="float" office:value="160" calcext:value-type="float">
            <text:p>160</text:p>
          </table:table-cell>
          <table:table-cell table:formula="of:=[.K130]"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table:formula="of:=&quot;('mccb_legrand', '', 'legrand_dpx3_160.json')&quot;" office:value-type="string" office:string-value="('mccb_legrand', '', 'legrand_dpx3_160.json')" calcext:value-type="string">
            <text:p>('mccb_legrand', '', 'legrand_dpx3_160.json')</text:p>
          </table:table-cell>
          <table:table-cell/>
        </table:table-row>
        <table:table-row table:style-name="ro1">
          <table:table-cell office:value-type="string" calcext:value-type="string">
            <text:p>DPX3 2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M</text:p>
          </table:table-cell>
          <table:table-cell table:formula="of:=[.B131] &amp; &quot;A, &quot; &amp; [.C131] &amp; &quot;, &quot; &amp; [.A131]" office:value-type="string" office:string-value="100A, TM, DPX3 250" calcext:value-type="string">
            <text:p>100A, TM, DPX3 25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31]" office:value-type="string" office:string-value="TM" calcext:value-type="string">
            <text:p>TM</text:p>
          </table:table-cell>
          <table:table-cell/>
          <table:table-cell table:formula="of:=[.B131]" office:value-type="float" office:value="100" calcext:value-type="float">
            <text:p>100</text:p>
          </table:table-cell>
          <table:table-cell table:formula="of:=[.K131]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formula="of:=&quot;('mccb_legrand', '', 'legrand_dpx3_250.json')&quot;" office:value-type="string" office:string-value="('mccb_legrand', '', 'legrand_dpx3_250.json')" calcext:value-type="string">
            <text:p>('mccb_legrand', '', 'legrand_dpx3_250.json')</text:p>
          </table:table-cell>
          <table:table-cell/>
        </table:table-row>
        <table:table-row table:style-name="ro1">
          <table:table-cell office:value-type="string" calcext:value-type="string">
            <text:p>DPX3 25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TM</text:p>
          </table:table-cell>
          <table:table-cell table:formula="of:=[.B132] &amp; &quot;A, &quot; &amp; [.C132] &amp; &quot;, &quot; &amp; [.A132]" office:value-type="string" office:string-value="160A, TM, DPX3 250" calcext:value-type="string">
            <text:p>160A, TM, DPX3 25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32]" office:value-type="string" office:string-value="TM" calcext:value-type="string">
            <text:p>TM</text:p>
          </table:table-cell>
          <table:table-cell/>
          <table:table-cell table:formula="of:=[.B132]" office:value-type="float" office:value="160" calcext:value-type="float">
            <text:p>160</text:p>
          </table:table-cell>
          <table:table-cell table:formula="of:=[.K132]" office:value-type="float" office:value="160" calcext:value-type="float">
            <text:p>160</text:p>
          </table:table-cell>
          <table:table-cell office:value-type="float" office:value="25" calcext:value-type="float">
            <text:p>25</text:p>
          </table:table-cell>
          <table:table-cell table:formula="of:=&quot;('mccb_legrand', '', 'legrand_dpx3_250.json')&quot;" office:value-type="string" office:string-value="('mccb_legrand', '', 'legrand_dpx3_250.json')" calcext:value-type="string">
            <text:p>('mccb_legrand', '', 'legrand_dpx3_250.json')</text:p>
          </table:table-cell>
          <table:table-cell/>
        </table:table-row>
        <table:table-row table:style-name="ro1">
          <table:table-cell office:value-type="string" calcext:value-type="string">
            <text:p>DPX3 2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M</text:p>
          </table:table-cell>
          <table:table-cell table:formula="of:=[.B133] &amp; &quot;A, &quot; &amp; [.C133] &amp; &quot;, &quot; &amp; [.A133]" office:value-type="string" office:string-value="200A, TM, DPX3 250" calcext:value-type="string">
            <text:p>200A, TM, DPX3 25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33]" office:value-type="string" office:string-value="TM" calcext:value-type="string">
            <text:p>TM</text:p>
          </table:table-cell>
          <table:table-cell/>
          <table:table-cell table:formula="of:=[.B133]" office:value-type="float" office:value="200" calcext:value-type="float">
            <text:p>200</text:p>
          </table:table-cell>
          <table:table-cell table:formula="of:=[.K133]"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table:formula="of:=&quot;('mccb_legrand', '', 'legrand_dpx3_250.json')&quot;" office:value-type="string" office:string-value="('mccb_legrand', '', 'legrand_dpx3_250.json')" calcext:value-type="string">
            <text:p>('mccb_legrand', '', 'legrand_dpx3_250.json')</text:p>
          </table:table-cell>
          <table:table-cell/>
        </table:table-row>
        <table:table-row table:style-name="ro1">
          <table:table-cell office:value-type="string" calcext:value-type="string">
            <text:p>DPX3 25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M</text:p>
          </table:table-cell>
          <table:table-cell table:formula="of:=[.B134] &amp; &quot;A, &quot; &amp; [.C134] &amp; &quot;, &quot; &amp; [.A134]" office:value-type="string" office:string-value="250A, TM, DPX3 250" calcext:value-type="string">
            <text:p>250A, TM, DPX3 25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34]" office:value-type="string" office:string-value="TM" calcext:value-type="string">
            <text:p>TM</text:p>
          </table:table-cell>
          <table:table-cell/>
          <table:table-cell table:formula="of:=[.B134]" office:value-type="float" office:value="250" calcext:value-type="float">
            <text:p>250</text:p>
          </table:table-cell>
          <table:table-cell table:formula="of:=[.K134]"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table:formula="of:=&quot;('mccb_legrand', '', 'legrand_dpx3_250.json')&quot;" office:value-type="string" office:string-value="('mccb_legrand', '', 'legrand_dpx3_250.json')" calcext:value-type="string">
            <text:p>('mccb_legrand', '', 'legrand_dpx3_250.json')</text:p>
          </table:table-cell>
          <table:table-cell/>
        </table:table-row>
        <table:table-row table:style-name="ro1">
          <table:table-cell office:value-type="string" calcext:value-type="string">
            <text:p>DPX3 63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M</text:p>
          </table:table-cell>
          <table:table-cell table:formula="of:=[.B135] &amp; &quot;A, &quot; &amp; [.C135] &amp; &quot;, &quot; &amp; [.A135]" office:value-type="string" office:string-value="250A, TM, DPX3 630" calcext:value-type="string">
            <text:p>250A, TM, DPX3 63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35]" office:value-type="string" office:string-value="TM" calcext:value-type="string">
            <text:p>TM</text:p>
          </table:table-cell>
          <table:table-cell/>
          <table:table-cell table:formula="of:=[.B135]" office:value-type="float" office:value="250" calcext:value-type="float">
            <text:p>250</text:p>
          </table:table-cell>
          <table:table-cell table:formula="of:=[.K135]" office:value-type="float" office:value="250" calcext:value-type="float">
            <text:p>250</text:p>
          </table:table-cell>
          <table:table-cell office:value-type="float" office:value="36" calcext:value-type="float">
            <text:p>36</text:p>
          </table:table-cell>
          <table:table-cell table:formula="of:=&quot;('mccb_legrand', '', 'legrand_dpx3_630_1600.json')&quot;" office:value-type="string" office:string-value="('mccb_legrand', '', 'legrand_dpx3_630_1600.json')" calcext:value-type="string">
            <text:p>('mccb_legrand', '', 'legrand_dpx3_630_1600.json')</text:p>
          </table:table-cell>
          <table:table-cell/>
        </table:table-row>
        <table:table-row table:style-name="ro1">
          <table:table-cell office:value-type="string" calcext:value-type="string">
            <text:p>DPX3 63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TM</text:p>
          </table:table-cell>
          <table:table-cell table:formula="of:=[.B136] &amp; &quot;A, &quot; &amp; [.C136] &amp; &quot;, &quot; &amp; [.A136]" office:value-type="string" office:string-value="320A, TM, DPX3 630" calcext:value-type="string">
            <text:p>320A, TM, DPX3 63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36]" office:value-type="string" office:string-value="TM" calcext:value-type="string">
            <text:p>TM</text:p>
          </table:table-cell>
          <table:table-cell/>
          <table:table-cell table:formula="of:=[.B136]" office:value-type="float" office:value="320" calcext:value-type="float">
            <text:p>320</text:p>
          </table:table-cell>
          <table:table-cell table:formula="of:=[.K136]" office:value-type="float" office:value="320" calcext:value-type="float">
            <text:p>320</text:p>
          </table:table-cell>
          <table:table-cell office:value-type="float" office:value="36" calcext:value-type="float">
            <text:p>36</text:p>
          </table:table-cell>
          <table:table-cell table:formula="of:=&quot;('mccb_legrand', '', 'legrand_dpx3_630_1600.json')&quot;" office:value-type="string" office:string-value="('mccb_legrand', '', 'legrand_dpx3_630_1600.json')" calcext:value-type="string">
            <text:p>('mccb_legrand', '', 'legrand_dpx3_630_1600.json')</text:p>
          </table:table-cell>
          <table:table-cell/>
        </table:table-row>
        <table:table-row table:style-name="ro1">
          <table:table-cell office:value-type="string" calcext:value-type="string">
            <text:p>DPX3 6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M</text:p>
          </table:table-cell>
          <table:table-cell table:formula="of:=[.B137] &amp; &quot;A, &quot; &amp; [.C137] &amp; &quot;, &quot; &amp; [.A137]" office:value-type="string" office:string-value="400A, TM, DPX3 630" calcext:value-type="string">
            <text:p>400A, TM, DPX3 63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37]" office:value-type="string" office:string-value="TM" calcext:value-type="string">
            <text:p>TM</text:p>
          </table:table-cell>
          <table:table-cell/>
          <table:table-cell table:formula="of:=[.B137]" office:value-type="float" office:value="400" calcext:value-type="float">
            <text:p>400</text:p>
          </table:table-cell>
          <table:table-cell table:formula="of:=[.K137]" office:value-type="float" office:value="400" calcext:value-type="float">
            <text:p>400</text:p>
          </table:table-cell>
          <table:table-cell office:value-type="float" office:value="36" calcext:value-type="float">
            <text:p>36</text:p>
          </table:table-cell>
          <table:table-cell table:formula="of:=&quot;('mccb_legrand', '', 'legrand_dpx3_630_1600.json')&quot;" office:value-type="string" office:string-value="('mccb_legrand', '', 'legrand_dpx3_630_1600.json')" calcext:value-type="string">
            <text:p>('mccb_legrand', '', 'legrand_dpx3_630_1600.json')</text:p>
          </table:table-cell>
          <table:table-cell/>
        </table:table-row>
        <table:table-row table:style-name="ro1">
          <table:table-cell office:value-type="string" calcext:value-type="string">
            <text:p>DPX3 63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M</text:p>
          </table:table-cell>
          <table:table-cell table:formula="of:=[.B138] &amp; &quot;A, &quot; &amp; [.C138] &amp; &quot;, &quot; &amp; [.A138]" office:value-type="string" office:string-value="500A, TM, DPX3 630" calcext:value-type="string">
            <text:p>500A, TM, DPX3 63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38]" office:value-type="string" office:string-value="TM" calcext:value-type="string">
            <text:p>TM</text:p>
          </table:table-cell>
          <table:table-cell/>
          <table:table-cell table:formula="of:=[.B138]" office:value-type="float" office:value="500" calcext:value-type="float">
            <text:p>500</text:p>
          </table:table-cell>
          <table:table-cell table:formula="of:=[.K138]" office:value-type="float" office:value="500" calcext:value-type="float">
            <text:p>500</text:p>
          </table:table-cell>
          <table:table-cell office:value-type="float" office:value="36" calcext:value-type="float">
            <text:p>36</text:p>
          </table:table-cell>
          <table:table-cell table:formula="of:=&quot;('mccb_legrand', '', 'legrand_dpx3_630_1600.json')&quot;" office:value-type="string" office:string-value="('mccb_legrand', '', 'legrand_dpx3_630_1600.json')" calcext:value-type="string">
            <text:p>('mccb_legrand', '', 'legrand_dpx3_630_1600.json')</text:p>
          </table:table-cell>
          <table:table-cell/>
        </table:table-row>
        <table:table-row table:style-name="ro1">
          <table:table-cell office:value-type="string" calcext:value-type="string">
            <text:p>DPX3 63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TM</text:p>
          </table:table-cell>
          <table:table-cell table:formula="of:=[.B139] &amp; &quot;A, &quot; &amp; [.C139] &amp; &quot;, &quot; &amp; [.A139]" office:value-type="string" office:string-value="630A, TM, DPX3 630" calcext:value-type="string">
            <text:p>630A, TM, DPX3 63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39]" office:value-type="string" office:string-value="TM" calcext:value-type="string">
            <text:p>TM</text:p>
          </table:table-cell>
          <table:table-cell/>
          <table:table-cell table:formula="of:=[.B139]" office:value-type="float" office:value="630" calcext:value-type="float">
            <text:p>630</text:p>
          </table:table-cell>
          <table:table-cell table:formula="of:=[.K139]" office:value-type="float" office:value="630" calcext:value-type="float">
            <text:p>630</text:p>
          </table:table-cell>
          <table:table-cell office:value-type="float" office:value="36" calcext:value-type="float">
            <text:p>36</text:p>
          </table:table-cell>
          <table:table-cell table:formula="of:=&quot;('mccb_legrand', '', 'legrand_dpx3_630_1600.json')&quot;" office:value-type="string" office:string-value="('mccb_legrand', '', 'legrand_dpx3_630_1600.json')" calcext:value-type="string">
            <text:p>('mccb_legrand', '', 'legrand_dpx3_630_1600.json')</text:p>
          </table:table-cell>
          <table:table-cell/>
        </table:table-row>
        <table:table-row table:style-name="ro1">
          <table:table-cell office:value-type="string" calcext:value-type="string">
            <text:p>DPX3 16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M</text:p>
          </table:table-cell>
          <table:table-cell table:formula="of:=[.B140] &amp; &quot;A, &quot; &amp; [.C140] &amp; &quot;, &quot; &amp; [.A140]" office:value-type="string" office:string-value="500A, TM, DPX3 1600" calcext:value-type="string">
            <text:p>500A, TM, DPX3 160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40]" office:value-type="string" office:string-value="TM" calcext:value-type="string">
            <text:p>TM</text:p>
          </table:table-cell>
          <table:table-cell/>
          <table:table-cell table:formula="of:=[.B140]" office:value-type="float" office:value="500" calcext:value-type="float">
            <text:p>500</text:p>
          </table:table-cell>
          <table:table-cell table:formula="of:=[.K140]" office:value-type="float" office:value="500" calcext:value-type="float">
            <text:p>500</text:p>
          </table:table-cell>
          <table:table-cell office:value-type="float" office:value="36" calcext:value-type="float">
            <text:p>36</text:p>
          </table:table-cell>
          <table:table-cell table:formula="of:=&quot;('mccb_legrand', '', 'legrand_dpx3_630_1600.json')&quot;" office:value-type="string" office:string-value="('mccb_legrand', '', 'legrand_dpx3_630_1600.json')" calcext:value-type="string">
            <text:p>('mccb_legrand', '', 'legrand_dpx3_630_1600.json')</text:p>
          </table:table-cell>
          <table:table-cell/>
        </table:table-row>
        <table:table-row table:style-name="ro1">
          <table:table-cell office:value-type="string" calcext:value-type="string">
            <text:p>DPX3 160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TM</text:p>
          </table:table-cell>
          <table:table-cell table:formula="of:=[.B141] &amp; &quot;A, &quot; &amp; [.C141] &amp; &quot;, &quot; &amp; [.A141]" office:value-type="string" office:string-value="630A, TM, DPX3 1600" calcext:value-type="string">
            <text:p>630A, TM, DPX3 160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41]" office:value-type="string" office:string-value="TM" calcext:value-type="string">
            <text:p>TM</text:p>
          </table:table-cell>
          <table:table-cell/>
          <table:table-cell table:formula="of:=[.B141]" office:value-type="float" office:value="630" calcext:value-type="float">
            <text:p>630</text:p>
          </table:table-cell>
          <table:table-cell table:formula="of:=[.K141]" office:value-type="float" office:value="630" calcext:value-type="float">
            <text:p>630</text:p>
          </table:table-cell>
          <table:table-cell office:value-type="float" office:value="36" calcext:value-type="float">
            <text:p>36</text:p>
          </table:table-cell>
          <table:table-cell table:formula="of:=&quot;('mccb_legrand', '', 'legrand_dpx3_630_1600.json')&quot;" office:value-type="string" office:string-value="('mccb_legrand', '', 'legrand_dpx3_630_1600.json')" calcext:value-type="string">
            <text:p>('mccb_legrand', '', 'legrand_dpx3_630_1600.json')</text:p>
          </table:table-cell>
          <table:table-cell/>
        </table:table-row>
        <table:table-row table:style-name="ro1">
          <table:table-cell office:value-type="string" calcext:value-type="string">
            <text:p>DPX3 16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TM</text:p>
          </table:table-cell>
          <table:table-cell table:formula="of:=[.B142] &amp; &quot;A, &quot; &amp; [.C142] &amp; &quot;, &quot; &amp; [.A142]" office:value-type="string" office:string-value="800A, TM, DPX3 1600" calcext:value-type="string">
            <text:p>800A, TM, DPX3 160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42]" office:value-type="string" office:string-value="TM" calcext:value-type="string">
            <text:p>TM</text:p>
          </table:table-cell>
          <table:table-cell/>
          <table:table-cell table:formula="of:=[.B142]" office:value-type="float" office:value="800" calcext:value-type="float">
            <text:p>800</text:p>
          </table:table-cell>
          <table:table-cell table:formula="of:=[.K142]" office:value-type="float" office:value="800" calcext:value-type="float">
            <text:p>800</text:p>
          </table:table-cell>
          <table:table-cell office:value-type="float" office:value="36" calcext:value-type="float">
            <text:p>36</text:p>
          </table:table-cell>
          <table:table-cell table:formula="of:=&quot;('mccb_legrand', '', 'legrand_dpx3_630_1600.json')&quot;" office:value-type="string" office:string-value="('mccb_legrand', '', 'legrand_dpx3_630_1600.json')" calcext:value-type="string">
            <text:p>('mccb_legrand', '', 'legrand_dpx3_630_1600.json')</text:p>
          </table:table-cell>
          <table:table-cell/>
        </table:table-row>
        <table:table-row table:style-name="ro1">
          <table:table-cell office:value-type="string" calcext:value-type="string">
            <text:p>DPX3 16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M</text:p>
          </table:table-cell>
          <table:table-cell table:formula="of:=[.B143] &amp; &quot;A, &quot; &amp; [.C143] &amp; &quot;, &quot; &amp; [.A143]" office:value-type="string" office:string-value="1000A, TM, DPX3 1600" calcext:value-type="string">
            <text:p>1000A, TM, DPX3 160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43]" office:value-type="string" office:string-value="TM" calcext:value-type="string">
            <text:p>TM</text:p>
          </table:table-cell>
          <table:table-cell/>
          <table:table-cell table:formula="of:=[.B143]" office:value-type="float" office:value="1000" calcext:value-type="float">
            <text:p>1000</text:p>
          </table:table-cell>
          <table:table-cell table:formula="of:=[.K143]" office:value-type="float" office:value="1000" calcext:value-type="float">
            <text:p>1000</text:p>
          </table:table-cell>
          <table:table-cell office:value-type="float" office:value="36" calcext:value-type="float">
            <text:p>36</text:p>
          </table:table-cell>
          <table:table-cell table:formula="of:=&quot;('mccb_legrand', '', 'legrand_dpx3_630_1600.json')&quot;" office:value-type="string" office:string-value="('mccb_legrand', '', 'legrand_dpx3_630_1600.json')" calcext:value-type="string">
            <text:p>('mccb_legrand', '', 'legrand_dpx3_630_1600.json')</text:p>
          </table:table-cell>
          <table:table-cell/>
        </table:table-row>
        <table:table-row table:style-name="ro1">
          <table:table-cell office:value-type="string" calcext:value-type="string">
            <text:p>DPX3 160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TM</text:p>
          </table:table-cell>
          <table:table-cell table:formula="of:=[.B144] &amp; &quot;A, &quot; &amp; [.C144] &amp; &quot;, &quot; &amp; [.A144]" office:value-type="string" office:string-value="1250A, TM, DPX3 1600" calcext:value-type="string">
            <text:p>1250A, TM, DPX3 160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44]" office:value-type="string" office:string-value="TM" calcext:value-type="string">
            <text:p>TM</text:p>
          </table:table-cell>
          <table:table-cell/>
          <table:table-cell table:formula="of:=[.B144]" office:value-type="float" office:value="1250" calcext:value-type="float">
            <text:p>1250</text:p>
          </table:table-cell>
          <table:table-cell table:formula="of:=[.K144]" office:value-type="float" office:value="1250" calcext:value-type="float">
            <text:p>1250</text:p>
          </table:table-cell>
          <table:table-cell office:value-type="float" office:value="36" calcext:value-type="float">
            <text:p>36</text:p>
          </table:table-cell>
          <table:table-cell table:formula="of:=&quot;('mccb_legrand', '', 'legrand_dpx3_630_1600.json')&quot;" office:value-type="string" office:string-value="('mccb_legrand', '', 'legrand_dpx3_630_1600.json')" calcext:value-type="string">
            <text:p>('mccb_legrand', '', 'legrand_dpx3_630_1600.json')</text:p>
          </table:table-cell>
          <table:table-cell/>
        </table:table-row>
        <table:table-row table:style-name="ro1">
          <table:table-cell table:formula="of:=[.A123]" office:value-type="string" office:string-value="DPX3 160" calcext:value-type="string">
            <text:p>DPX3 160</text:p>
          </table:table-cell>
          <table:table-cell table:formula="of:=[.B123]" office:value-type="float" office:value="16" calcext:value-type="float">
            <text:p>16</text:p>
          </table:table-cell>
          <table:table-cell office:value-type="string" calcext:value-type="string">
            <text:p>TM-ELM</text:p>
          </table:table-cell>
          <table:table-cell table:formula="of:=[.B145] &amp; &quot;A, &quot; &amp; [.C145] &amp; &quot;, &quot; &amp; [.A145]" office:value-type="string" office:string-value="16A, TM-ELM, DPX3 160" calcext:value-type="string">
            <text:p>16A, TM-ELM, DPX3 16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23]" office:value-type="float" office:value="16" calcext:value-type="float">
            <text:p>16</text:p>
          </table:table-cell>
          <table:table-cell table:formula="of:=[.K145]" office:value-type="float" office:value="16" calcext:value-type="float">
            <text:p>16</text:p>
          </table:table-cell>
          <table:table-cell table:formula="of:=[.M123]" office:value-type="float" office:value="16" calcext:value-type="float">
            <text:p>16</text:p>
          </table:table-cell>
          <table:table-cell table:formula="of:=[.N123]" office:value-type="string" office:string-value="('mccb_legrand', '', 'legrand_dpx3_160_16.json')" calcext:value-type="string">
            <text:p>('mccb_legrand', '', 'legrand_dpx3_160_16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24]" office:value-type="string" office:string-value="DPX3 160" calcext:value-type="string">
            <text:p>DPX3 160</text:p>
          </table:table-cell>
          <table:table-cell table:formula="of:=[.B124]" office:value-type="float" office:value="25" calcext:value-type="float">
            <text:p>25</text:p>
          </table:table-cell>
          <table:table-cell office:value-type="string" calcext:value-type="string">
            <text:p>TM-ELM</text:p>
          </table:table-cell>
          <table:table-cell table:formula="of:=[.B146] &amp; &quot;A, &quot; &amp; [.C146] &amp; &quot;, &quot; &amp; [.A146]" office:value-type="string" office:string-value="25A, TM-ELM, DPX3 160" calcext:value-type="string">
            <text:p>25A, TM-ELM, DPX3 16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24]" office:value-type="float" office:value="25" calcext:value-type="float">
            <text:p>25</text:p>
          </table:table-cell>
          <table:table-cell table:formula="of:=[.K146]" office:value-type="float" office:value="25" calcext:value-type="float">
            <text:p>25</text:p>
          </table:table-cell>
          <table:table-cell table:formula="of:=[.M124]" office:value-type="float" office:value="16" calcext:value-type="float">
            <text:p>16</text:p>
          </table:table-cell>
          <table:table-cell table:formula="of:=[.N124]" office:value-type="string" office:string-value="('mccb_legrand', '', 'legrand_dpx3_160_25.json')" calcext:value-type="string">
            <text:p>('mccb_legrand', '', 'legrand_dpx3_160_25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25]" office:value-type="string" office:string-value="DPX3 160" calcext:value-type="string">
            <text:p>DPX3 160</text:p>
          </table:table-cell>
          <table:table-cell table:formula="of:=[.B125]" office:value-type="float" office:value="40" calcext:value-type="float">
            <text:p>40</text:p>
          </table:table-cell>
          <table:table-cell office:value-type="string" calcext:value-type="string">
            <text:p>TM-ELM</text:p>
          </table:table-cell>
          <table:table-cell table:formula="of:=[.B147] &amp; &quot;A, &quot; &amp; [.C147] &amp; &quot;, &quot; &amp; [.A147]" office:value-type="string" office:string-value="40A, TM-ELM, DPX3 160" calcext:value-type="string">
            <text:p>40A, TM-ELM, DPX3 16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25]" office:value-type="float" office:value="40" calcext:value-type="float">
            <text:p>40</text:p>
          </table:table-cell>
          <table:table-cell table:formula="of:=[.K147]" office:value-type="float" office:value="40" calcext:value-type="float">
            <text:p>40</text:p>
          </table:table-cell>
          <table:table-cell table:formula="of:=[.M125]" office:value-type="float" office:value="16" calcext:value-type="float">
            <text:p>16</text:p>
          </table:table-cell>
          <table:table-cell table:formula="of:=[.N125]" office:value-type="string" office:string-value="('mccb_legrand', '', 'legrand_dpx3_160.json')" calcext:value-type="string">
            <text:p>('mccb_legrand', '', 'legrand_dpx3_16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26]" office:value-type="string" office:string-value="DPX3 160" calcext:value-type="string">
            <text:p>DPX3 160</text:p>
          </table:table-cell>
          <table:table-cell table:formula="of:=[.B126]" office:value-type="float" office:value="63" calcext:value-type="float">
            <text:p>63</text:p>
          </table:table-cell>
          <table:table-cell office:value-type="string" calcext:value-type="string">
            <text:p>TM-ELM</text:p>
          </table:table-cell>
          <table:table-cell table:formula="of:=[.B148] &amp; &quot;A, &quot; &amp; [.C148] &amp; &quot;, &quot; &amp; [.A148]" office:value-type="string" office:string-value="63A, TM-ELM, DPX3 160" calcext:value-type="string">
            <text:p>63A, TM-ELM, DPX3 16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26]" office:value-type="float" office:value="63" calcext:value-type="float">
            <text:p>63</text:p>
          </table:table-cell>
          <table:table-cell table:formula="of:=[.K148]" office:value-type="float" office:value="63" calcext:value-type="float">
            <text:p>63</text:p>
          </table:table-cell>
          <table:table-cell table:formula="of:=[.M126]" office:value-type="float" office:value="16" calcext:value-type="float">
            <text:p>16</text:p>
          </table:table-cell>
          <table:table-cell table:formula="of:=[.N126]" office:value-type="string" office:string-value="('mccb_legrand', '', 'legrand_dpx3_160.json')" calcext:value-type="string">
            <text:p>('mccb_legrand', '', 'legrand_dpx3_16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27]" office:value-type="string" office:string-value="DPX3 160" calcext:value-type="string">
            <text:p>DPX3 160</text:p>
          </table:table-cell>
          <table:table-cell table:formula="of:=[.B127]" office:value-type="float" office:value="80" calcext:value-type="float">
            <text:p>80</text:p>
          </table:table-cell>
          <table:table-cell office:value-type="string" calcext:value-type="string">
            <text:p>TM-ELM</text:p>
          </table:table-cell>
          <table:table-cell table:formula="of:=[.B149] &amp; &quot;A, &quot; &amp; [.C149] &amp; &quot;, &quot; &amp; [.A149]" office:value-type="string" office:string-value="80A, TM-ELM, DPX3 160" calcext:value-type="string">
            <text:p>80A, TM-ELM, DPX3 16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27]" office:value-type="float" office:value="80" calcext:value-type="float">
            <text:p>80</text:p>
          </table:table-cell>
          <table:table-cell table:formula="of:=[.K149]" office:value-type="float" office:value="80" calcext:value-type="float">
            <text:p>80</text:p>
          </table:table-cell>
          <table:table-cell table:formula="of:=[.M127]" office:value-type="float" office:value="16" calcext:value-type="float">
            <text:p>16</text:p>
          </table:table-cell>
          <table:table-cell table:formula="of:=[.N127]" office:value-type="string" office:string-value="('mccb_legrand', '', 'legrand_dpx3_160.json')" calcext:value-type="string">
            <text:p>('mccb_legrand', '', 'legrand_dpx3_16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28]" office:value-type="string" office:string-value="DPX3 160" calcext:value-type="string">
            <text:p>DPX3 160</text:p>
          </table:table-cell>
          <table:table-cell table:formula="of:=[.B128]" office:value-type="float" office:value="100" calcext:value-type="float">
            <text:p>100</text:p>
          </table:table-cell>
          <table:table-cell office:value-type="string" calcext:value-type="string">
            <text:p>TM-ELM</text:p>
          </table:table-cell>
          <table:table-cell table:formula="of:=[.B150] &amp; &quot;A, &quot; &amp; [.C150] &amp; &quot;, &quot; &amp; [.A150]" office:value-type="string" office:string-value="100A, TM-ELM, DPX3 160" calcext:value-type="string">
            <text:p>100A, TM-ELM, DPX3 16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28]" office:value-type="float" office:value="100" calcext:value-type="float">
            <text:p>100</text:p>
          </table:table-cell>
          <table:table-cell table:formula="of:=[.K150]" office:value-type="float" office:value="100" calcext:value-type="float">
            <text:p>100</text:p>
          </table:table-cell>
          <table:table-cell table:formula="of:=[.M128]" office:value-type="float" office:value="16" calcext:value-type="float">
            <text:p>16</text:p>
          </table:table-cell>
          <table:table-cell table:formula="of:=[.N128]" office:value-type="string" office:string-value="('mccb_legrand', '', 'legrand_dpx3_160.json')" calcext:value-type="string">
            <text:p>('mccb_legrand', '', 'legrand_dpx3_16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29]" office:value-type="string" office:string-value="DPX3 160" calcext:value-type="string">
            <text:p>DPX3 160</text:p>
          </table:table-cell>
          <table:table-cell table:formula="of:=[.B129]" office:value-type="float" office:value="125" calcext:value-type="float">
            <text:p>125</text:p>
          </table:table-cell>
          <table:table-cell office:value-type="string" calcext:value-type="string">
            <text:p>TM-ELM</text:p>
          </table:table-cell>
          <table:table-cell table:formula="of:=[.B151] &amp; &quot;A, &quot; &amp; [.C151] &amp; &quot;, &quot; &amp; [.A151]" office:value-type="string" office:string-value="125A, TM-ELM, DPX3 160" calcext:value-type="string">
            <text:p>125A, TM-ELM, DPX3 16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29]" office:value-type="float" office:value="125" calcext:value-type="float">
            <text:p>125</text:p>
          </table:table-cell>
          <table:table-cell table:formula="of:=[.K151]" office:value-type="float" office:value="125" calcext:value-type="float">
            <text:p>125</text:p>
          </table:table-cell>
          <table:table-cell table:formula="of:=[.M129]" office:value-type="float" office:value="16" calcext:value-type="float">
            <text:p>16</text:p>
          </table:table-cell>
          <table:table-cell table:formula="of:=[.N129]" office:value-type="string" office:string-value="('mccb_legrand', '', 'legrand_dpx3_160.json')" calcext:value-type="string">
            <text:p>('mccb_legrand', '', 'legrand_dpx3_16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30]" office:value-type="string" office:string-value="DPX3 160" calcext:value-type="string">
            <text:p>DPX3 160</text:p>
          </table:table-cell>
          <table:table-cell table:formula="of:=[.B130]" office:value-type="float" office:value="160" calcext:value-type="float">
            <text:p>160</text:p>
          </table:table-cell>
          <table:table-cell office:value-type="string" calcext:value-type="string">
            <text:p>TM-ELM</text:p>
          </table:table-cell>
          <table:table-cell table:formula="of:=[.B152] &amp; &quot;A, &quot; &amp; [.C152] &amp; &quot;, &quot; &amp; [.A152]" office:value-type="string" office:string-value="160A, TM-ELM, DPX3 160" calcext:value-type="string">
            <text:p>160A, TM-ELM, DPX3 16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30]" office:value-type="float" office:value="160" calcext:value-type="float">
            <text:p>160</text:p>
          </table:table-cell>
          <table:table-cell table:formula="of:=[.K152]" office:value-type="float" office:value="160" calcext:value-type="float">
            <text:p>160</text:p>
          </table:table-cell>
          <table:table-cell table:formula="of:=[.M130]" office:value-type="float" office:value="16" calcext:value-type="float">
            <text:p>16</text:p>
          </table:table-cell>
          <table:table-cell table:formula="of:=[.N130]" office:value-type="string" office:string-value="('mccb_legrand', '', 'legrand_dpx3_160.json')" calcext:value-type="string">
            <text:p>('mccb_legrand', '', 'legrand_dpx3_16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31]" office:value-type="string" office:string-value="DPX3 250" calcext:value-type="string">
            <text:p>DPX3 250</text:p>
          </table:table-cell>
          <table:table-cell table:formula="of:=[.B131]" office:value-type="float" office:value="100" calcext:value-type="float">
            <text:p>100</text:p>
          </table:table-cell>
          <table:table-cell office:value-type="string" calcext:value-type="string">
            <text:p>TM-ELM</text:p>
          </table:table-cell>
          <table:table-cell table:formula="of:=[.B153] &amp; &quot;A, &quot; &amp; [.C153] &amp; &quot;, &quot; &amp; [.A153]" office:value-type="string" office:string-value="100A, TM-ELM, DPX3 250" calcext:value-type="string">
            <text:p>100A, TM-ELM, DPX3 25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31]" office:value-type="float" office:value="100" calcext:value-type="float">
            <text:p>100</text:p>
          </table:table-cell>
          <table:table-cell table:formula="of:=[.K153]" office:value-type="float" office:value="100" calcext:value-type="float">
            <text:p>100</text:p>
          </table:table-cell>
          <table:table-cell table:formula="of:=[.M131]" office:value-type="float" office:value="25" calcext:value-type="float">
            <text:p>25</text:p>
          </table:table-cell>
          <table:table-cell table:formula="of:=[.N131]" office:value-type="string" office:string-value="('mccb_legrand', '', 'legrand_dpx3_250.json')" calcext:value-type="string">
            <text:p>('mccb_legrand', '', 'legrand_dpx3_25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32]" office:value-type="string" office:string-value="DPX3 250" calcext:value-type="string">
            <text:p>DPX3 250</text:p>
          </table:table-cell>
          <table:table-cell table:formula="of:=[.B132]" office:value-type="float" office:value="160" calcext:value-type="float">
            <text:p>160</text:p>
          </table:table-cell>
          <table:table-cell office:value-type="string" calcext:value-type="string">
            <text:p>TM-ELM</text:p>
          </table:table-cell>
          <table:table-cell table:formula="of:=[.B154] &amp; &quot;A, &quot; &amp; [.C154] &amp; &quot;, &quot; &amp; [.A154]" office:value-type="string" office:string-value="160A, TM-ELM, DPX3 250" calcext:value-type="string">
            <text:p>160A, TM-ELM, DPX3 25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32]" office:value-type="float" office:value="160" calcext:value-type="float">
            <text:p>160</text:p>
          </table:table-cell>
          <table:table-cell table:formula="of:=[.K154]" office:value-type="float" office:value="160" calcext:value-type="float">
            <text:p>160</text:p>
          </table:table-cell>
          <table:table-cell table:formula="of:=[.M132]" office:value-type="float" office:value="25" calcext:value-type="float">
            <text:p>25</text:p>
          </table:table-cell>
          <table:table-cell table:formula="of:=[.N132]" office:value-type="string" office:string-value="('mccb_legrand', '', 'legrand_dpx3_250.json')" calcext:value-type="string">
            <text:p>('mccb_legrand', '', 'legrand_dpx3_25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33]" office:value-type="string" office:string-value="DPX3 250" calcext:value-type="string">
            <text:p>DPX3 250</text:p>
          </table:table-cell>
          <table:table-cell table:formula="of:=[.B133]" office:value-type="float" office:value="200" calcext:value-type="float">
            <text:p>200</text:p>
          </table:table-cell>
          <table:table-cell office:value-type="string" calcext:value-type="string">
            <text:p>TM-ELM</text:p>
          </table:table-cell>
          <table:table-cell table:formula="of:=[.B155] &amp; &quot;A, &quot; &amp; [.C155] &amp; &quot;, &quot; &amp; [.A155]" office:value-type="string" office:string-value="200A, TM-ELM, DPX3 250" calcext:value-type="string">
            <text:p>200A, TM-ELM, DPX3 25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33]" office:value-type="float" office:value="200" calcext:value-type="float">
            <text:p>200</text:p>
          </table:table-cell>
          <table:table-cell table:formula="of:=[.K155]" office:value-type="float" office:value="200" calcext:value-type="float">
            <text:p>200</text:p>
          </table:table-cell>
          <table:table-cell table:formula="of:=[.M133]" office:value-type="float" office:value="25" calcext:value-type="float">
            <text:p>25</text:p>
          </table:table-cell>
          <table:table-cell table:formula="of:=[.N133]" office:value-type="string" office:string-value="('mccb_legrand', '', 'legrand_dpx3_250.json')" calcext:value-type="string">
            <text:p>('mccb_legrand', '', 'legrand_dpx3_25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34]" office:value-type="string" office:string-value="DPX3 250" calcext:value-type="string">
            <text:p>DPX3 250</text:p>
          </table:table-cell>
          <table:table-cell table:formula="of:=[.B134]" office:value-type="float" office:value="250" calcext:value-type="float">
            <text:p>250</text:p>
          </table:table-cell>
          <table:table-cell office:value-type="string" calcext:value-type="string">
            <text:p>TM-ELM</text:p>
          </table:table-cell>
          <table:table-cell table:formula="of:=[.B156] &amp; &quot;A, &quot; &amp; [.C156] &amp; &quot;, &quot; &amp; [.A156]" office:value-type="string" office:string-value="250A, TM-ELM, DPX3 250" calcext:value-type="string">
            <text:p>250A, TM-ELM, DPX3 25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34]" office:value-type="float" office:value="250" calcext:value-type="float">
            <text:p>250</text:p>
          </table:table-cell>
          <table:table-cell table:formula="of:=[.K156]" office:value-type="float" office:value="250" calcext:value-type="float">
            <text:p>250</text:p>
          </table:table-cell>
          <table:table-cell table:formula="of:=[.M134]" office:value-type="float" office:value="25" calcext:value-type="float">
            <text:p>25</text:p>
          </table:table-cell>
          <table:table-cell table:formula="of:=[.N134]" office:value-type="string" office:string-value="('mccb_legrand', '', 'legrand_dpx3_250.json')" calcext:value-type="string">
            <text:p>('mccb_legrand', '', 'legrand_dpx3_25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35]" office:value-type="string" office:string-value="DPX3 630" calcext:value-type="string">
            <text:p>DPX3 630</text:p>
          </table:table-cell>
          <table:table-cell table:formula="of:=[.B135]" office:value-type="float" office:value="250" calcext:value-type="float">
            <text:p>250</text:p>
          </table:table-cell>
          <table:table-cell office:value-type="string" calcext:value-type="string">
            <text:p>TM-ELM</text:p>
          </table:table-cell>
          <table:table-cell table:formula="of:=[.B157] &amp; &quot;A, &quot; &amp; [.C157] &amp; &quot;, &quot; &amp; [.A157]" office:value-type="string" office:string-value="250A, TM-ELM, DPX3 630" calcext:value-type="string">
            <text:p>250A, TM-ELM, DPX3 63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35]" office:value-type="float" office:value="250" calcext:value-type="float">
            <text:p>250</text:p>
          </table:table-cell>
          <table:table-cell table:formula="of:=[.K157]" office:value-type="float" office:value="250" calcext:value-type="float">
            <text:p>250</text:p>
          </table:table-cell>
          <table:table-cell table:formula="of:=[.M135]" office:value-type="float" office:value="36" calcext:value-type="float">
            <text:p>36</text:p>
          </table:table-cell>
          <table:table-cell table:formula="of:=[.N135]" office:value-type="string" office:string-value="('mccb_legrand', '', 'legrand_dpx3_630_1600.json')" calcext:value-type="string">
            <text:p>('mccb_legrand', '', 'legrand_dpx3_630_160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36]" office:value-type="string" office:string-value="DPX3 630" calcext:value-type="string">
            <text:p>DPX3 630</text:p>
          </table:table-cell>
          <table:table-cell table:formula="of:=[.B136]" office:value-type="float" office:value="320" calcext:value-type="float">
            <text:p>320</text:p>
          </table:table-cell>
          <table:table-cell office:value-type="string" calcext:value-type="string">
            <text:p>TM-ELM</text:p>
          </table:table-cell>
          <table:table-cell table:formula="of:=[.B158] &amp; &quot;A, &quot; &amp; [.C158] &amp; &quot;, &quot; &amp; [.A158]" office:value-type="string" office:string-value="320A, TM-ELM, DPX3 630" calcext:value-type="string">
            <text:p>320A, TM-ELM, DPX3 63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36]" office:value-type="float" office:value="320" calcext:value-type="float">
            <text:p>320</text:p>
          </table:table-cell>
          <table:table-cell table:formula="of:=[.K158]" office:value-type="float" office:value="320" calcext:value-type="float">
            <text:p>320</text:p>
          </table:table-cell>
          <table:table-cell table:formula="of:=[.M136]" office:value-type="float" office:value="36" calcext:value-type="float">
            <text:p>36</text:p>
          </table:table-cell>
          <table:table-cell table:formula="of:=[.N136]" office:value-type="string" office:string-value="('mccb_legrand', '', 'legrand_dpx3_630_1600.json')" calcext:value-type="string">
            <text:p>('mccb_legrand', '', 'legrand_dpx3_630_160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37]" office:value-type="string" office:string-value="DPX3 630" calcext:value-type="string">
            <text:p>DPX3 630</text:p>
          </table:table-cell>
          <table:table-cell table:formula="of:=[.B137]" office:value-type="float" office:value="400" calcext:value-type="float">
            <text:p>400</text:p>
          </table:table-cell>
          <table:table-cell office:value-type="string" calcext:value-type="string">
            <text:p>TM-ELM</text:p>
          </table:table-cell>
          <table:table-cell table:formula="of:=[.B159] &amp; &quot;A, &quot; &amp; [.C159] &amp; &quot;, &quot; &amp; [.A159]" office:value-type="string" office:string-value="400A, TM-ELM, DPX3 630" calcext:value-type="string">
            <text:p>400A, TM-ELM, DPX3 63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37]" office:value-type="float" office:value="400" calcext:value-type="float">
            <text:p>400</text:p>
          </table:table-cell>
          <table:table-cell table:formula="of:=[.K159]" office:value-type="float" office:value="400" calcext:value-type="float">
            <text:p>400</text:p>
          </table:table-cell>
          <table:table-cell table:formula="of:=[.M137]" office:value-type="float" office:value="36" calcext:value-type="float">
            <text:p>36</text:p>
          </table:table-cell>
          <table:table-cell table:formula="of:=[.N137]" office:value-type="string" office:string-value="('mccb_legrand', '', 'legrand_dpx3_630_1600.json')" calcext:value-type="string">
            <text:p>('mccb_legrand', '', 'legrand_dpx3_630_160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38]" office:value-type="string" office:string-value="DPX3 630" calcext:value-type="string">
            <text:p>DPX3 630</text:p>
          </table:table-cell>
          <table:table-cell table:formula="of:=[.B138]" office:value-type="float" office:value="500" calcext:value-type="float">
            <text:p>500</text:p>
          </table:table-cell>
          <table:table-cell office:value-type="string" calcext:value-type="string">
            <text:p>TM-ELM</text:p>
          </table:table-cell>
          <table:table-cell table:formula="of:=[.B160] &amp; &quot;A, &quot; &amp; [.C160] &amp; &quot;, &quot; &amp; [.A160]" office:value-type="string" office:string-value="500A, TM-ELM, DPX3 630" calcext:value-type="string">
            <text:p>500A, TM-ELM, DPX3 63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38]" office:value-type="float" office:value="500" calcext:value-type="float">
            <text:p>500</text:p>
          </table:table-cell>
          <table:table-cell table:formula="of:=[.K160]" office:value-type="float" office:value="500" calcext:value-type="float">
            <text:p>500</text:p>
          </table:table-cell>
          <table:table-cell table:formula="of:=[.M138]" office:value-type="float" office:value="36" calcext:value-type="float">
            <text:p>36</text:p>
          </table:table-cell>
          <table:table-cell table:formula="of:=[.N138]" office:value-type="string" office:string-value="('mccb_legrand', '', 'legrand_dpx3_630_1600.json')" calcext:value-type="string">
            <text:p>('mccb_legrand', '', 'legrand_dpx3_630_160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39]" office:value-type="string" office:string-value="DPX3 630" calcext:value-type="string">
            <text:p>DPX3 630</text:p>
          </table:table-cell>
          <table:table-cell table:formula="of:=[.B139]" office:value-type="float" office:value="630" calcext:value-type="float">
            <text:p>630</text:p>
          </table:table-cell>
          <table:table-cell office:value-type="string" calcext:value-type="string">
            <text:p>TM-ELM</text:p>
          </table:table-cell>
          <table:table-cell table:formula="of:=[.B161] &amp; &quot;A, &quot; &amp; [.C161] &amp; &quot;, &quot; &amp; [.A161]" office:value-type="string" office:string-value="630A, TM-ELM, DPX3 630" calcext:value-type="string">
            <text:p>630A, TM-ELM, DPX3 63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39]" office:value-type="float" office:value="630" calcext:value-type="float">
            <text:p>630</text:p>
          </table:table-cell>
          <table:table-cell table:formula="of:=[.K161]" office:value-type="float" office:value="630" calcext:value-type="float">
            <text:p>630</text:p>
          </table:table-cell>
          <table:table-cell table:formula="of:=[.M139]" office:value-type="float" office:value="36" calcext:value-type="float">
            <text:p>36</text:p>
          </table:table-cell>
          <table:table-cell table:formula="of:=[.N139]" office:value-type="string" office:string-value="('mccb_legrand', '', 'legrand_dpx3_630_1600.json')" calcext:value-type="string">
            <text:p>('mccb_legrand', '', 'legrand_dpx3_630_160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40]" office:value-type="string" office:string-value="DPX3 1600" calcext:value-type="string">
            <text:p>DPX3 1600</text:p>
          </table:table-cell>
          <table:table-cell table:formula="of:=[.B140]" office:value-type="float" office:value="500" calcext:value-type="float">
            <text:p>500</text:p>
          </table:table-cell>
          <table:table-cell office:value-type="string" calcext:value-type="string">
            <text:p>TM-ELM</text:p>
          </table:table-cell>
          <table:table-cell table:formula="of:=[.B162] &amp; &quot;A, &quot; &amp; [.C162] &amp; &quot;, &quot; &amp; [.A162]" office:value-type="string" office:string-value="500A, TM-ELM, DPX3 1600" calcext:value-type="string">
            <text:p>500A, TM-ELM, DPX3 160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40]" office:value-type="float" office:value="500" calcext:value-type="float">
            <text:p>500</text:p>
          </table:table-cell>
          <table:table-cell table:formula="of:=[.K162]" office:value-type="float" office:value="500" calcext:value-type="float">
            <text:p>500</text:p>
          </table:table-cell>
          <table:table-cell table:formula="of:=[.M140]" office:value-type="float" office:value="36" calcext:value-type="float">
            <text:p>36</text:p>
          </table:table-cell>
          <table:table-cell table:formula="of:=[.N140]" office:value-type="string" office:string-value="('mccb_legrand', '', 'legrand_dpx3_630_1600.json')" calcext:value-type="string">
            <text:p>('mccb_legrand', '', 'legrand_dpx3_630_160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41]" office:value-type="string" office:string-value="DPX3 1600" calcext:value-type="string">
            <text:p>DPX3 1600</text:p>
          </table:table-cell>
          <table:table-cell table:formula="of:=[.B141]" office:value-type="float" office:value="630" calcext:value-type="float">
            <text:p>630</text:p>
          </table:table-cell>
          <table:table-cell office:value-type="string" calcext:value-type="string">
            <text:p>TM-ELM</text:p>
          </table:table-cell>
          <table:table-cell table:formula="of:=[.B163] &amp; &quot;A, &quot; &amp; [.C163] &amp; &quot;, &quot; &amp; [.A163]" office:value-type="string" office:string-value="630A, TM-ELM, DPX3 1600" calcext:value-type="string">
            <text:p>630A, TM-ELM, DPX3 160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41]" office:value-type="float" office:value="630" calcext:value-type="float">
            <text:p>630</text:p>
          </table:table-cell>
          <table:table-cell table:formula="of:=[.K163]" office:value-type="float" office:value="630" calcext:value-type="float">
            <text:p>630</text:p>
          </table:table-cell>
          <table:table-cell table:formula="of:=[.M141]" office:value-type="float" office:value="36" calcext:value-type="float">
            <text:p>36</text:p>
          </table:table-cell>
          <table:table-cell table:formula="of:=[.N141]" office:value-type="string" office:string-value="('mccb_legrand', '', 'legrand_dpx3_630_1600.json')" calcext:value-type="string">
            <text:p>('mccb_legrand', '', 'legrand_dpx3_630_160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42]" office:value-type="string" office:string-value="DPX3 1600" calcext:value-type="string">
            <text:p>DPX3 1600</text:p>
          </table:table-cell>
          <table:table-cell table:formula="of:=[.B142]" office:value-type="float" office:value="800" calcext:value-type="float">
            <text:p>800</text:p>
          </table:table-cell>
          <table:table-cell office:value-type="string" calcext:value-type="string">
            <text:p>TM-ELM</text:p>
          </table:table-cell>
          <table:table-cell table:formula="of:=[.B164] &amp; &quot;A, &quot; &amp; [.C164] &amp; &quot;, &quot; &amp; [.A164]" office:value-type="string" office:string-value="800A, TM-ELM, DPX3 1600" calcext:value-type="string">
            <text:p>800A, TM-ELM, DPX3 160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42]" office:value-type="float" office:value="800" calcext:value-type="float">
            <text:p>800</text:p>
          </table:table-cell>
          <table:table-cell table:formula="of:=[.K164]" office:value-type="float" office:value="800" calcext:value-type="float">
            <text:p>800</text:p>
          </table:table-cell>
          <table:table-cell table:formula="of:=[.M142]" office:value-type="float" office:value="36" calcext:value-type="float">
            <text:p>36</text:p>
          </table:table-cell>
          <table:table-cell table:formula="of:=[.N142]" office:value-type="string" office:string-value="('mccb_legrand', '', 'legrand_dpx3_630_1600.json')" calcext:value-type="string">
            <text:p>('mccb_legrand', '', 'legrand_dpx3_630_160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43]" office:value-type="string" office:string-value="DPX3 1600" calcext:value-type="string">
            <text:p>DPX3 1600</text:p>
          </table:table-cell>
          <table:table-cell table:formula="of:=[.B143]" office:value-type="float" office:value="1000" calcext:value-type="float">
            <text:p>1000</text:p>
          </table:table-cell>
          <table:table-cell office:value-type="string" calcext:value-type="string">
            <text:p>TM-ELM</text:p>
          </table:table-cell>
          <table:table-cell table:formula="of:=[.B165] &amp; &quot;A, &quot; &amp; [.C165] &amp; &quot;, &quot; &amp; [.A165]" office:value-type="string" office:string-value="1000A, TM-ELM, DPX3 1600" calcext:value-type="string">
            <text:p>1000A, TM-ELM, DPX3 160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43]" office:value-type="float" office:value="1000" calcext:value-type="float">
            <text:p>1000</text:p>
          </table:table-cell>
          <table:table-cell table:formula="of:=[.K165]" office:value-type="float" office:value="1000" calcext:value-type="float">
            <text:p>1000</text:p>
          </table:table-cell>
          <table:table-cell table:formula="of:=[.M143]" office:value-type="float" office:value="36" calcext:value-type="float">
            <text:p>36</text:p>
          </table:table-cell>
          <table:table-cell table:formula="of:=[.N143]" office:value-type="string" office:string-value="('mccb_legrand', '', 'legrand_dpx3_630_1600.json')" calcext:value-type="string">
            <text:p>('mccb_legrand', '', 'legrand_dpx3_630_160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44]" office:value-type="string" office:string-value="DPX3 1600" calcext:value-type="string">
            <text:p>DPX3 1600</text:p>
          </table:table-cell>
          <table:table-cell table:formula="of:=[.B144]" office:value-type="float" office:value="1250" calcext:value-type="float">
            <text:p>1250</text:p>
          </table:table-cell>
          <table:table-cell office:value-type="string" calcext:value-type="string">
            <text:p>TM-ELM</text:p>
          </table:table-cell>
          <table:table-cell table:formula="of:=[.B166] &amp; &quot;A, &quot; &amp; [.C166] &amp; &quot;, &quot; &amp; [.A166]" office:value-type="string" office:string-value="1250A, TM-ELM, DPX3 1600" calcext:value-type="string">
            <text:p>1250A, TM-ELM, DPX3 160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44]" office:value-type="float" office:value="1250" calcext:value-type="float">
            <text:p>1250</text:p>
          </table:table-cell>
          <table:table-cell table:formula="of:=[.K166]" office:value-type="float" office:value="1250" calcext:value-type="float">
            <text:p>1250</text:p>
          </table:table-cell>
          <table:table-cell table:formula="of:=[.M144]" office:value-type="float" office:value="36" calcext:value-type="float">
            <text:p>36</text:p>
          </table:table-cell>
          <table:table-cell table:formula="of:=[.N144]" office:value-type="string" office:string-value="('mccb_legrand', '', 'legrand_dpx3_630_1600.json')" calcext:value-type="string">
            <text:p>('mccb_legrand', '', 'legrand_dpx3_630_160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M-D</text:p>
          </table:table-cell>
          <table:table-cell table:formula="of:=[.B167] &amp; &quot;A, &quot; &amp; [.C167] &amp; &quot;, &quot; &amp; [.A167]" office:value-type="string" office:string-value="16A, TM-D, Compact NSX" calcext:value-type="string">
            <text:p>16A, TM-D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167]" office:value-type="string" office:string-value="TM-D" calcext:value-type="string">
            <text:p>TM-D</text:p>
          </table:table-cell>
          <table:table-cell/>
          <table:table-cell table:formula="of:=[.B167]" office:value-type="float" office:value="16" calcext:value-type="float">
            <text:p>16</text:p>
          </table:table-cell>
          <table:table-cell table:formula="of:=[.K167]"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formula="of:=&quot;('mccb_schneider', '', 'params_NSX_TMD_&quot;&amp;[.B167]&amp;&quot;.json')&quot;" office:value-type="string" office:string-value="('mccb_schneider', '', 'params_NSX_TMD_16.json')" calcext:value-type="string">
            <text:p>('mccb_schneider', '', 'params_NSX_TMD_16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M-D</text:p>
          </table:table-cell>
          <table:table-cell table:formula="of:=[.B168] &amp; &quot;A, &quot; &amp; [.C168] &amp; &quot;, &quot; &amp; [.A168]" office:value-type="string" office:string-value="25A, TM-D, Compact NSX" calcext:value-type="string">
            <text:p>25A, TM-D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168]" office:value-type="string" office:string-value="TM-D" calcext:value-type="string">
            <text:p>TM-D</text:p>
          </table:table-cell>
          <table:table-cell/>
          <table:table-cell table:formula="of:=[.B168]" office:value-type="float" office:value="25" calcext:value-type="float">
            <text:p>25</text:p>
          </table:table-cell>
          <table:table-cell table:formula="of:=[.K168]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formula="of:=&quot;('mccb_schneider', '', 'params_NSX_TMD_&quot;&amp;[.B168]&amp;&quot;.json')&quot;" office:value-type="string" office:string-value="('mccb_schneider', '', 'params_NSX_TMD_25.json')" calcext:value-type="string">
            <text:p>('mccb_schneider', '', 'params_NSX_TMD_25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M-D</text:p>
          </table:table-cell>
          <table:table-cell table:formula="of:=[.B169] &amp; &quot;A, &quot; &amp; [.C169] &amp; &quot;, &quot; &amp; [.A169]" office:value-type="string" office:string-value="32A, TM-D, Compact NSX" calcext:value-type="string">
            <text:p>32A, TM-D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169]" office:value-type="string" office:string-value="TM-D" calcext:value-type="string">
            <text:p>TM-D</text:p>
          </table:table-cell>
          <table:table-cell/>
          <table:table-cell table:formula="of:=[.B169]" office:value-type="float" office:value="32" calcext:value-type="float">
            <text:p>32</text:p>
          </table:table-cell>
          <table:table-cell table:formula="of:=[.K169]"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table:formula="of:=&quot;('mccb_schneider', '', 'params_NSX_TMD_&quot;&amp;[.B169]&amp;&quot;.json')&quot;" office:value-type="string" office:string-value="('mccb_schneider', '', 'params_NSX_TMD_32.json')" calcext:value-type="string">
            <text:p>('mccb_schneider', '', 'params_NSX_TMD_32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M-D</text:p>
          </table:table-cell>
          <table:table-cell table:formula="of:=[.B170] &amp; &quot;A, &quot; &amp; [.C170] &amp; &quot;, &quot; &amp; [.A170]" office:value-type="string" office:string-value="40A, TM-D, Compact NSX" calcext:value-type="string">
            <text:p>40A, TM-D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170]" office:value-type="string" office:string-value="TM-D" calcext:value-type="string">
            <text:p>TM-D</text:p>
          </table:table-cell>
          <table:table-cell/>
          <table:table-cell table:formula="of:=[.B170]" office:value-type="float" office:value="40" calcext:value-type="float">
            <text:p>40</text:p>
          </table:table-cell>
          <table:table-cell table:formula="of:=[.K170]"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formula="of:=&quot;('mccb_schneider', '', 'params_NSX_TMD_&quot;&amp;[.B170]&amp;&quot;.json')&quot;" office:value-type="string" office:string-value="('mccb_schneider', '', 'params_NSX_TMD_40.json')" calcext:value-type="string">
            <text:p>('mccb_schneider', '', 'params_NSX_TMD_40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M-D</text:p>
          </table:table-cell>
          <table:table-cell table:formula="of:=[.B171] &amp; &quot;A, &quot; &amp; [.C171] &amp; &quot;, &quot; &amp; [.A171]" office:value-type="string" office:string-value="50A, TM-D, Compact NSX" calcext:value-type="string">
            <text:p>50A, TM-D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171]" office:value-type="string" office:string-value="TM-D" calcext:value-type="string">
            <text:p>TM-D</text:p>
          </table:table-cell>
          <table:table-cell/>
          <table:table-cell table:formula="of:=[.B171]" office:value-type="float" office:value="50" calcext:value-type="float">
            <text:p>50</text:p>
          </table:table-cell>
          <table:table-cell table:formula="of:=[.K171]"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&quot;('mccb_schneider', '', 'params_NSX_TMD_&quot;&amp;[.B171]&amp;&quot;.json')&quot;" office:value-type="string" office:string-value="('mccb_schneider', '', 'params_NSX_TMD_50.json')" calcext:value-type="string">
            <text:p>('mccb_schneider', '', 'params_NSX_TMD_50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M-D</text:p>
          </table:table-cell>
          <table:table-cell table:formula="of:=[.B172] &amp; &quot;A, &quot; &amp; [.C172] &amp; &quot;, &quot; &amp; [.A172]" office:value-type="string" office:string-value="63A, TM-D, Compact NSX" calcext:value-type="string">
            <text:p>63A, TM-D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172]" office:value-type="string" office:string-value="TM-D" calcext:value-type="string">
            <text:p>TM-D</text:p>
          </table:table-cell>
          <table:table-cell/>
          <table:table-cell table:formula="of:=[.B172]" office:value-type="float" office:value="63" calcext:value-type="float">
            <text:p>63</text:p>
          </table:table-cell>
          <table:table-cell table:formula="of:=[.K172]"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table:formula="of:=&quot;('mccb_schneider', '', 'params_NSX_TMD_&quot;&amp;[.B172]&amp;&quot;.json')&quot;" office:value-type="string" office:string-value="('mccb_schneider', '', 'params_NSX_TMD_63.json')" calcext:value-type="string">
            <text:p>('mccb_schneider', '', 'params_NSX_TMD_63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M-D</text:p>
          </table:table-cell>
          <table:table-cell table:formula="of:=[.B173] &amp; &quot;A, &quot; &amp; [.C173] &amp; &quot;, &quot; &amp; [.A173]" office:value-type="string" office:string-value="80A, TM-D, Compact NSX" calcext:value-type="string">
            <text:p>80A, TM-D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173]" office:value-type="string" office:string-value="TM-D" calcext:value-type="string">
            <text:p>TM-D</text:p>
          </table:table-cell>
          <table:table-cell/>
          <table:table-cell table:formula="of:=[.B173]" office:value-type="float" office:value="80" calcext:value-type="float">
            <text:p>80</text:p>
          </table:table-cell>
          <table:table-cell table:formula="of:=[.K173]"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formula="of:=&quot;('mccb_schneider', '', 'params_NSX_TMD_&quot;&amp;[.B173]&amp;&quot;.json')&quot;" office:value-type="string" office:string-value="('mccb_schneider', '', 'params_NSX_TMD_80.json')" calcext:value-type="string">
            <text:p>('mccb_schneider', '', 'params_NSX_TMD_80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M-D</text:p>
          </table:table-cell>
          <table:table-cell table:formula="of:=[.B174] &amp; &quot;A, &quot; &amp; [.C174] &amp; &quot;, &quot; &amp; [.A174]" office:value-type="string" office:string-value="100A, TM-D, Compact NSX" calcext:value-type="string">
            <text:p>100A, TM-D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174]" office:value-type="string" office:string-value="TM-D" calcext:value-type="string">
            <text:p>TM-D</text:p>
          </table:table-cell>
          <table:table-cell/>
          <table:table-cell table:formula="of:=[.B174]" office:value-type="float" office:value="100" calcext:value-type="float">
            <text:p>100</text:p>
          </table:table-cell>
          <table:table-cell table:formula="of:=[.K174]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formula="of:=&quot;('mccb_schneider', '', 'params_NSX_TMD_&quot;&amp;[.B174]&amp;&quot;.json')&quot;" office:value-type="string" office:string-value="('mccb_schneider', '', 'params_NSX_TMD_100.json')" calcext:value-type="string">
            <text:p>('mccb_schneider', '', 'params_NSX_TMD_100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M-D</text:p>
          </table:table-cell>
          <table:table-cell table:formula="of:=[.B175] &amp; &quot;A, &quot; &amp; [.C175] &amp; &quot;, &quot; &amp; [.A175]" office:value-type="string" office:string-value="125A, TM-D, Compact NSX" calcext:value-type="string">
            <text:p>125A, TM-D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175]" office:value-type="string" office:string-value="TM-D" calcext:value-type="string">
            <text:p>TM-D</text:p>
          </table:table-cell>
          <table:table-cell/>
          <table:table-cell table:formula="of:=[.B175]" office:value-type="float" office:value="125" calcext:value-type="float">
            <text:p>125</text:p>
          </table:table-cell>
          <table:table-cell table:formula="of:=[.K175]"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table:formula="of:=&quot;('mccb_schneider', '', 'params_NSX_TMD_&quot;&amp;[.B175]&amp;&quot;.json')&quot;" office:value-type="string" office:string-value="('mccb_schneider', '', 'params_NSX_TMD_125.json')" calcext:value-type="string">
            <text:p>('mccb_schneider', '', 'params_NSX_TMD_125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TM-D</text:p>
          </table:table-cell>
          <table:table-cell table:formula="of:=[.B176] &amp; &quot;A, &quot; &amp; [.C176] &amp; &quot;, &quot; &amp; [.A176]" office:value-type="string" office:string-value="160A, TM-D, Compact NSX" calcext:value-type="string">
            <text:p>160A, TM-D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176]" office:value-type="string" office:string-value="TM-D" calcext:value-type="string">
            <text:p>TM-D</text:p>
          </table:table-cell>
          <table:table-cell/>
          <table:table-cell table:formula="of:=[.B176]" office:value-type="float" office:value="160" calcext:value-type="float">
            <text:p>160</text:p>
          </table:table-cell>
          <table:table-cell table:formula="of:=[.K176]" office:value-type="float" office:value="160" calcext:value-type="float">
            <text:p>160</text:p>
          </table:table-cell>
          <table:table-cell office:value-type="float" office:value="25" calcext:value-type="float">
            <text:p>25</text:p>
          </table:table-cell>
          <table:table-cell table:formula="of:=&quot;('mccb_schneider', '', 'params_NSX_TMD_&quot;&amp;[.B176]&amp;&quot;.json')&quot;" office:value-type="string" office:string-value="('mccb_schneider', '', 'params_NSX_TMD_160.json')" calcext:value-type="string">
            <text:p>('mccb_schneider', '', 'params_NSX_TMD_160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M-D</text:p>
          </table:table-cell>
          <table:table-cell table:formula="of:=[.B177] &amp; &quot;A, &quot; &amp; [.C177] &amp; &quot;, &quot; &amp; [.A177]" office:value-type="string" office:string-value="200A, TM-D, Compact NSX" calcext:value-type="string">
            <text:p>200A, TM-D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177]" office:value-type="string" office:string-value="TM-D" calcext:value-type="string">
            <text:p>TM-D</text:p>
          </table:table-cell>
          <table:table-cell/>
          <table:table-cell table:formula="of:=[.B177]" office:value-type="float" office:value="200" calcext:value-type="float">
            <text:p>200</text:p>
          </table:table-cell>
          <table:table-cell table:formula="of:=[.K177]"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table:formula="of:=&quot;('mccb_schneider', '', 'params_NSX_TMD_&quot;&amp;[.B177]&amp;&quot;.json')&quot;" office:value-type="string" office:string-value="('mccb_schneider', '', 'params_NSX_TMD_200.json')" calcext:value-type="string">
            <text:p>('mccb_schneider', '', 'params_NSX_TMD_200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M-D</text:p>
          </table:table-cell>
          <table:table-cell table:formula="of:=[.B178] &amp; &quot;A, &quot; &amp; [.C178] &amp; &quot;, &quot; &amp; [.A178]" office:value-type="string" office:string-value="250A, TM-D, Compact NSX" calcext:value-type="string">
            <text:p>250A, TM-D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178]" office:value-type="string" office:string-value="TM-D" calcext:value-type="string">
            <text:p>TM-D</text:p>
          </table:table-cell>
          <table:table-cell/>
          <table:table-cell table:formula="of:=[.B178]" office:value-type="float" office:value="250" calcext:value-type="float">
            <text:p>250</text:p>
          </table:table-cell>
          <table:table-cell table:formula="of:=[.K178]"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table:formula="of:=&quot;('mccb_schneider', '', 'params_NSX_TMD_&quot;&amp;[.B178]&amp;&quot;.json')&quot;" office:value-type="string" office:string-value="('mccb_schneider', '', 'params_NSX_TMD_250.json')" calcext:value-type="string">
            <text:p>('mccb_schneider', '', 'params_NSX_TMD_250.json')</text:p>
          </table:table-cell>
          <table:table-cell/>
        </table:table-row>
        <table:table-row table:style-name="ro1">
          <table:table-cell office:value-type="string" calcext:value-type="string">
            <text:p>Compact NSX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M-D</text:p>
          </table:table-cell>
          <table:table-cell table:formula="of:=[.B179] &amp; &quot;A, &quot; &amp; [.C179] &amp; &quot;, &quot; &amp; [.A179]" office:value-type="string" office:string-value="16A, TM-D, Compact NSXm" calcext:value-type="string">
            <text:p>16A, TM-D, Compact NSXm</text:p>
          </table:table-cell>
          <table:table-cell office:value-type="string" calcext:value-type="string">
            <text:p>MCCB - Schneider Compact NSX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m</text:p>
          </table:table-cell>
          <table:table-cell office:value-type="string" calcext:value-type="string">
            <text:p>MCCB</text:p>
          </table:table-cell>
          <table:table-cell table:formula="of:=[.C179]" office:value-type="string" office:string-value="TM-D" calcext:value-type="string">
            <text:p>TM-D</text:p>
          </table:table-cell>
          <table:table-cell/>
          <table:table-cell table:formula="of:=[.B179]" office:value-type="float" office:value="16" calcext:value-type="float">
            <text:p>16</text:p>
          </table:table-cell>
          <table:table-cell table:formula="of:=[.K179]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table:formula="of:=&quot;('mccb_schneider', '', 'params_NSXm_TMD_&quot;&amp;[.B179]&amp;&quot;.json')&quot;" office:value-type="string" office:string-value="('mccb_schneider', '', 'params_NSXm_TMD_16.json')" calcext:value-type="string">
            <text:p>('mccb_schneider', '', 'params_NSXm_TMD_16.json')</text:p>
          </table:table-cell>
          <table:table-cell/>
        </table:table-row>
        <table:table-row table:style-name="ro1">
          <table:table-cell office:value-type="string" calcext:value-type="string">
            <text:p>Compact NSX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M-D</text:p>
          </table:table-cell>
          <table:table-cell table:formula="of:=[.B180] &amp; &quot;A, &quot; &amp; [.C180] &amp; &quot;, &quot; &amp; [.A180]" office:value-type="string" office:string-value="25A, TM-D, Compact NSXm" calcext:value-type="string">
            <text:p>25A, TM-D, Compact NSXm</text:p>
          </table:table-cell>
          <table:table-cell office:value-type="string" calcext:value-type="string">
            <text:p>MCCB - Schneider Compact NSX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m</text:p>
          </table:table-cell>
          <table:table-cell office:value-type="string" calcext:value-type="string">
            <text:p>MCCB</text:p>
          </table:table-cell>
          <table:table-cell table:formula="of:=[.C180]" office:value-type="string" office:string-value="TM-D" calcext:value-type="string">
            <text:p>TM-D</text:p>
          </table:table-cell>
          <table:table-cell/>
          <table:table-cell table:formula="of:=[.B180]" office:value-type="float" office:value="25" calcext:value-type="float">
            <text:p>25</text:p>
          </table:table-cell>
          <table:table-cell table:formula="of:=[.K180]"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formula="of:=&quot;('mccb_schneider', '', 'params_NSXm_TMD_&quot;&amp;[.B180]&amp;&quot;.json')&quot;" office:value-type="string" office:string-value="('mccb_schneider', '', 'params_NSXm_TMD_25.json')" calcext:value-type="string">
            <text:p>('mccb_schneider', '', 'params_NSXm_TMD_25.json')</text:p>
          </table:table-cell>
          <table:table-cell/>
        </table:table-row>
        <table:table-row table:style-name="ro1">
          <table:table-cell office:value-type="string" calcext:value-type="string">
            <text:p>Compact NSXm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M-D</text:p>
          </table:table-cell>
          <table:table-cell table:formula="of:=[.B181] &amp; &quot;A, &quot; &amp; [.C181] &amp; &quot;, &quot; &amp; [.A181]" office:value-type="string" office:string-value="32A, TM-D, Compact NSXm" calcext:value-type="string">
            <text:p>32A, TM-D, Compact NSXm</text:p>
          </table:table-cell>
          <table:table-cell office:value-type="string" calcext:value-type="string">
            <text:p>MCCB - Schneider Compact NSX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m</text:p>
          </table:table-cell>
          <table:table-cell office:value-type="string" calcext:value-type="string">
            <text:p>MCCB</text:p>
          </table:table-cell>
          <table:table-cell table:formula="of:=[.C181]" office:value-type="string" office:string-value="TM-D" calcext:value-type="string">
            <text:p>TM-D</text:p>
          </table:table-cell>
          <table:table-cell/>
          <table:table-cell table:formula="of:=[.B181]" office:value-type="float" office:value="32" calcext:value-type="float">
            <text:p>32</text:p>
          </table:table-cell>
          <table:table-cell table:formula="of:=[.K181]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formula="of:=&quot;('mccb_schneider', '', 'params_NSXm_TMD_&quot;&amp;[.B181]&amp;&quot;.json')&quot;" office:value-type="string" office:string-value="('mccb_schneider', '', 'params_NSXm_TMD_32.json')" calcext:value-type="string">
            <text:p>('mccb_schneider', '', 'params_NSXm_TMD_32.json')</text:p>
          </table:table-cell>
          <table:table-cell/>
        </table:table-row>
        <table:table-row table:style-name="ro1">
          <table:table-cell office:value-type="string" calcext:value-type="string">
            <text:p>Compact NSX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M-D</text:p>
          </table:table-cell>
          <table:table-cell table:formula="of:=[.B182] &amp; &quot;A, &quot; &amp; [.C182] &amp; &quot;, &quot; &amp; [.A182]" office:value-type="string" office:string-value="40A, TM-D, Compact NSXm" calcext:value-type="string">
            <text:p>40A, TM-D, Compact NSXm</text:p>
          </table:table-cell>
          <table:table-cell office:value-type="string" calcext:value-type="string">
            <text:p>MCCB - Schneider Compact NSX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m</text:p>
          </table:table-cell>
          <table:table-cell office:value-type="string" calcext:value-type="string">
            <text:p>MCCB</text:p>
          </table:table-cell>
          <table:table-cell table:formula="of:=[.C182]" office:value-type="string" office:string-value="TM-D" calcext:value-type="string">
            <text:p>TM-D</text:p>
          </table:table-cell>
          <table:table-cell/>
          <table:table-cell table:formula="of:=[.B182]" office:value-type="float" office:value="40" calcext:value-type="float">
            <text:p>40</text:p>
          </table:table-cell>
          <table:table-cell table:formula="of:=[.K182]"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formula="of:=&quot;('mccb_schneider', '', 'params_NSXm_TMD_&quot;&amp;[.B182]&amp;&quot;.json')&quot;" office:value-type="string" office:string-value="('mccb_schneider', '', 'params_NSXm_TMD_40.json')" calcext:value-type="string">
            <text:p>('mccb_schneider', '', 'params_NSXm_TMD_40.json')</text:p>
          </table:table-cell>
          <table:table-cell/>
        </table:table-row>
        <table:table-row table:style-name="ro1">
          <table:table-cell office:value-type="string" calcext:value-type="string">
            <text:p>Compact NSX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M-D</text:p>
          </table:table-cell>
          <table:table-cell table:formula="of:=[.B183] &amp; &quot;A, &quot; &amp; [.C183] &amp; &quot;, &quot; &amp; [.A183]" office:value-type="string" office:string-value="50A, TM-D, Compact NSXm" calcext:value-type="string">
            <text:p>50A, TM-D, Compact NSXm</text:p>
          </table:table-cell>
          <table:table-cell office:value-type="string" calcext:value-type="string">
            <text:p>MCCB - Schneider Compact NSX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m</text:p>
          </table:table-cell>
          <table:table-cell office:value-type="string" calcext:value-type="string">
            <text:p>MCCB</text:p>
          </table:table-cell>
          <table:table-cell table:formula="of:=[.C183]" office:value-type="string" office:string-value="TM-D" calcext:value-type="string">
            <text:p>TM-D</text:p>
          </table:table-cell>
          <table:table-cell/>
          <table:table-cell table:formula="of:=[.B183]" office:value-type="float" office:value="50" calcext:value-type="float">
            <text:p>50</text:p>
          </table:table-cell>
          <table:table-cell table:formula="of:=[.K183]"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table:formula="of:=&quot;('mccb_schneider', '', 'params_NSXm_TMD_&quot;&amp;[.B183]&amp;&quot;.json')&quot;" office:value-type="string" office:string-value="('mccb_schneider', '', 'params_NSXm_TMD_50.json')" calcext:value-type="string">
            <text:p>('mccb_schneider', '', 'params_NSXm_TMD_50.json')</text:p>
          </table:table-cell>
          <table:table-cell/>
        </table:table-row>
        <table:table-row table:style-name="ro1">
          <table:table-cell office:value-type="string" calcext:value-type="string">
            <text:p>Compact NSXm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M-D</text:p>
          </table:table-cell>
          <table:table-cell table:formula="of:=[.B184] &amp; &quot;A, &quot; &amp; [.C184] &amp; &quot;, &quot; &amp; [.A184]" office:value-type="string" office:string-value="63A, TM-D, Compact NSXm" calcext:value-type="string">
            <text:p>63A, TM-D, Compact NSXm</text:p>
          </table:table-cell>
          <table:table-cell office:value-type="string" calcext:value-type="string">
            <text:p>MCCB - Schneider Compact NSX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m</text:p>
          </table:table-cell>
          <table:table-cell office:value-type="string" calcext:value-type="string">
            <text:p>MCCB</text:p>
          </table:table-cell>
          <table:table-cell table:formula="of:=[.C184]" office:value-type="string" office:string-value="TM-D" calcext:value-type="string">
            <text:p>TM-D</text:p>
          </table:table-cell>
          <table:table-cell/>
          <table:table-cell table:formula="of:=[.B184]" office:value-type="float" office:value="63" calcext:value-type="float">
            <text:p>63</text:p>
          </table:table-cell>
          <table:table-cell table:formula="of:=[.K184]"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table:formula="of:=&quot;('mccb_schneider', '', 'params_NSXm_TMD_&quot;&amp;[.B184]&amp;&quot;.json')&quot;" office:value-type="string" office:string-value="('mccb_schneider', '', 'params_NSXm_TMD_63.json')" calcext:value-type="string">
            <text:p>('mccb_schneider', '', 'params_NSXm_TMD_63.json')</text:p>
          </table:table-cell>
          <table:table-cell/>
        </table:table-row>
        <table:table-row table:style-name="ro1">
          <table:table-cell office:value-type="string" calcext:value-type="string">
            <text:p>Compact NSX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M-D</text:p>
          </table:table-cell>
          <table:table-cell table:formula="of:=[.B185] &amp; &quot;A, &quot; &amp; [.C185] &amp; &quot;, &quot; &amp; [.A185]" office:value-type="string" office:string-value="80A, TM-D, Compact NSXm" calcext:value-type="string">
            <text:p>80A, TM-D, Compact NSXm</text:p>
          </table:table-cell>
          <table:table-cell office:value-type="string" calcext:value-type="string">
            <text:p>MCCB - Schneider Compact NSX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m</text:p>
          </table:table-cell>
          <table:table-cell office:value-type="string" calcext:value-type="string">
            <text:p>MCCB</text:p>
          </table:table-cell>
          <table:table-cell table:formula="of:=[.C185]" office:value-type="string" office:string-value="TM-D" calcext:value-type="string">
            <text:p>TM-D</text:p>
          </table:table-cell>
          <table:table-cell/>
          <table:table-cell table:formula="of:=[.B185]" office:value-type="float" office:value="80" calcext:value-type="float">
            <text:p>80</text:p>
          </table:table-cell>
          <table:table-cell table:formula="of:=[.K185]"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table:formula="of:=&quot;('mccb_schneider', '', 'params_NSXm_TMD_&quot;&amp;[.B185]&amp;&quot;.json')&quot;" office:value-type="string" office:string-value="('mccb_schneider', '', 'params_NSXm_TMD_80.json')" calcext:value-type="string">
            <text:p>('mccb_schneider', '', 'params_NSXm_TMD_80.json')</text:p>
          </table:table-cell>
          <table:table-cell/>
        </table:table-row>
        <table:table-row table:style-name="ro1">
          <table:table-cell office:value-type="string" calcext:value-type="string">
            <text:p>Compact NSX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M-D</text:p>
          </table:table-cell>
          <table:table-cell table:formula="of:=[.B186] &amp; &quot;A, &quot; &amp; [.C186] &amp; &quot;, &quot; &amp; [.A186]" office:value-type="string" office:string-value="100A, TM-D, Compact NSXm" calcext:value-type="string">
            <text:p>100A, TM-D, Compact NSXm</text:p>
          </table:table-cell>
          <table:table-cell office:value-type="string" calcext:value-type="string">
            <text:p>MCCB - Schneider Compact NSX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m</text:p>
          </table:table-cell>
          <table:table-cell office:value-type="string" calcext:value-type="string">
            <text:p>MCCB</text:p>
          </table:table-cell>
          <table:table-cell table:formula="of:=[.C186]" office:value-type="string" office:string-value="TM-D" calcext:value-type="string">
            <text:p>TM-D</text:p>
          </table:table-cell>
          <table:table-cell/>
          <table:table-cell table:formula="of:=[.B186]" office:value-type="float" office:value="100" calcext:value-type="float">
            <text:p>100</text:p>
          </table:table-cell>
          <table:table-cell table:formula="of:=[.K186]"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formula="of:=&quot;('mccb_schneider', '', 'params_NSXm_TMD_&quot;&amp;[.B186]&amp;&quot;.json')&quot;" office:value-type="string" office:string-value="('mccb_schneider', '', 'params_NSXm_TMD_100.json')" calcext:value-type="string">
            <text:p>('mccb_schneider', '', 'params_NSXm_TMD_100.json')</text:p>
          </table:table-cell>
          <table:table-cell/>
        </table:table-row>
        <table:table-row table:style-name="ro1">
          <table:table-cell office:value-type="string" calcext:value-type="string">
            <text:p>Compact NSXm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M-D</text:p>
          </table:table-cell>
          <table:table-cell table:formula="of:=[.B187] &amp; &quot;A, &quot; &amp; [.C187] &amp; &quot;, &quot; &amp; [.A187]" office:value-type="string" office:string-value="125A, TM-D, Compact NSXm" calcext:value-type="string">
            <text:p>125A, TM-D, Compact NSXm</text:p>
          </table:table-cell>
          <table:table-cell office:value-type="string" calcext:value-type="string">
            <text:p>MCCB - Schneider Compact NSX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m</text:p>
          </table:table-cell>
          <table:table-cell office:value-type="string" calcext:value-type="string">
            <text:p>MCCB</text:p>
          </table:table-cell>
          <table:table-cell table:formula="of:=[.C187]" office:value-type="string" office:string-value="TM-D" calcext:value-type="string">
            <text:p>TM-D</text:p>
          </table:table-cell>
          <table:table-cell/>
          <table:table-cell table:formula="of:=[.B187]" office:value-type="float" office:value="125" calcext:value-type="float">
            <text:p>125</text:p>
          </table:table-cell>
          <table:table-cell table:formula="of:=[.K187]" office:value-type="float" office:value="125" calcext:value-type="float">
            <text:p>125</text:p>
          </table:table-cell>
          <table:table-cell office:value-type="float" office:value="16" calcext:value-type="float">
            <text:p>16</text:p>
          </table:table-cell>
          <table:table-cell table:formula="of:=&quot;('mccb_schneider', '', 'params_NSXm_TMD_&quot;&amp;[.B187]&amp;&quot;.json')&quot;" office:value-type="string" office:string-value="('mccb_schneider', '', 'params_NSXm_TMD_125.json')" calcext:value-type="string">
            <text:p>('mccb_schneider', '', 'params_NSXm_TMD_125.json')</text:p>
          </table:table-cell>
          <table:table-cell/>
        </table:table-row>
        <table:table-row table:style-name="ro1">
          <table:table-cell office:value-type="string" calcext:value-type="string">
            <text:p>Compact NSXm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TM-D</text:p>
          </table:table-cell>
          <table:table-cell table:formula="of:=[.B188] &amp; &quot;A, &quot; &amp; [.C188] &amp; &quot;, &quot; &amp; [.A188]" office:value-type="string" office:string-value="160A, TM-D, Compact NSXm" calcext:value-type="string">
            <text:p>160A, TM-D, Compact NSXm</text:p>
          </table:table-cell>
          <table:table-cell office:value-type="string" calcext:value-type="string">
            <text:p>MCCB - Schneider Compact NSX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m</text:p>
          </table:table-cell>
          <table:table-cell office:value-type="string" calcext:value-type="string">
            <text:p>MCCB</text:p>
          </table:table-cell>
          <table:table-cell table:formula="of:=[.C188]" office:value-type="string" office:string-value="TM-D" calcext:value-type="string">
            <text:p>TM-D</text:p>
          </table:table-cell>
          <table:table-cell/>
          <table:table-cell table:formula="of:=[.B188]" office:value-type="float" office:value="160" calcext:value-type="float">
            <text:p>160</text:p>
          </table:table-cell>
          <table:table-cell table:formula="of:=[.K188]"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table:formula="of:=&quot;('mccb_schneider', '', 'params_NSXm_TMD_&quot;&amp;[.B188]&amp;&quot;.json')&quot;" office:value-type="string" office:string-value="('mccb_schneider', '', 'params_NSXm_TMD_160.json')" calcext:value-type="string">
            <text:p>('mccb_schneider', '', 'params_NSXm_TMD_160.json'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9-29T17:37:01.228866090</dc:date>
    <dc:creator>Manu Varkey</dc:creator>
    <meta:editing-duration>PT2H43M48S</meta:editing-duration>
    <meta:editing-cycles>189</meta:editing-cycles>
    <meta:document-statistic meta:table-count="1" meta:cell-count="2430" meta:object-count="0"/>
  </office:meta>
</office:document-meta>
</file>